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2pt" style:text-underline-style="none" fo:font-weight="bold" style:font-size-asian="12pt" style:font-weight-asian="bold"/>
    </style:style>
    <style:style style:name="P2" style:family="paragraph" style:parent-style-name="Standard">
      <style:text-properties fo:color="#000000" style:font-name="Liberation Sans" fo:font-size="12pt" style:text-underline-style="none" fo:font-weight="bold" officeooo:rsid="00962807" officeooo:paragraph-rsid="009dc777" style:font-size-asian="12pt" style:font-weight-asian="bold"/>
    </style:style>
    <style:style style:name="P3" style:family="paragraph" style:parent-style-name="Standard">
      <style:text-properties fo:color="#000000" style:font-name="Liberation Sans" fo:font-size="12pt" style:text-underline-style="none" fo:font-weight="bold" officeooo:rsid="00962807" officeooo:paragraph-rsid="00962807" style:font-size-asian="12pt" style:font-weight-asian="bold"/>
    </style:style>
    <style:style style:name="P4" style:family="paragraph" style:parent-style-name="Standard">
      <style:text-properties fo:color="#000000" style:font-name="Liberation Sans" fo:font-size="12pt" style:text-underline-style="none" fo:font-weight="bold" officeooo:paragraph-rsid="0020c674" style:font-size-asian="12pt" style:font-weight-asian="bold"/>
    </style:style>
    <style:style style:name="P5" style:family="paragraph" style:parent-style-name="Standard">
      <style:text-properties fo:color="#000000" style:font-name="Liberation Sans" fo:font-size="12pt" style:text-underline-style="none" fo:font-weight="bold" officeooo:paragraph-rsid="00a6f811" style:font-size-asian="12pt" style:font-weight-asian="bold"/>
    </style:style>
    <style:style style:name="P6" style:family="paragraph" style:parent-style-name="Standard">
      <style:text-properties fo:color="#000000" style:font-name="Liberation Sans" fo:font-size="12pt" style:text-underline-style="none" fo:font-weight="bold" officeooo:paragraph-rsid="00b3a1f7" style:font-size-asian="12pt" style:font-weight-asian="bold"/>
    </style:style>
    <style:style style:name="P7" style:family="paragraph" style:parent-style-name="Standard">
      <style:text-properties fo:color="#000000" style:font-name="Liberation Sans" fo:font-size="12pt" style:text-underline-style="solid" style:text-underline-width="auto" style:text-underline-color="#000000" fo:font-weight="normal" style:font-size-asian="12pt" style:font-weight-asian="normal"/>
    </style:style>
    <style:style style:name="P8" style:family="paragraph" style:parent-style-name="Standard">
      <style:text-properties fo:color="#000000" style:font-name="Liberation Sans" fo:font-size="12pt" style:text-underline-style="solid" style:text-underline-width="auto" style:text-underline-color="#000000" fo:font-weight="normal" officeooo:rsid="0077c50c" officeooo:paragraph-rsid="0077c50c" style:font-size-asian="12pt" style:font-weight-asian="normal"/>
    </style:style>
    <style:style style:name="P9" style:family="paragraph" style:parent-style-name="Standard">
      <style:text-properties fo:color="#000000" style:font-name="Liberation Sans" fo:font-size="12pt" style:text-underline-style="solid" style:text-underline-width="auto" style:text-underline-color="#000000" fo:font-weight="normal" officeooo:paragraph-rsid="003de496" style:font-size-asian="12pt" style:font-weight-asian="normal"/>
    </style:style>
    <style:style style:name="P10" style:family="paragraph" style:parent-style-name="Standard">
      <style:text-properties fo:color="#000000" style:font-name="Liberation Sans" fo:font-size="12pt" style:text-underline-style="solid" style:text-underline-width="auto" style:text-underline-color="#000000" fo:font-weight="normal" officeooo:paragraph-rsid="003a1544" style:font-size-asian="12pt" style:font-weight-asian="normal"/>
    </style:style>
    <style:style style:name="P11" style:family="paragraph" style:parent-style-name="Standard">
      <style:text-properties fo:color="#000000" style:font-name="Liberation Sans" fo:font-size="12pt" style:text-underline-style="solid" style:text-underline-width="auto" style:text-underline-color="#000000" fo:font-weight="normal" officeooo:paragraph-rsid="0020c674" style:font-size-asian="12pt" style:font-weight-asian="normal"/>
    </style:style>
    <style:style style:name="P12" style:family="paragraph" style:parent-style-name="Standard">
      <style:text-properties fo:color="#000000" style:font-name="Liberation Sans" fo:font-size="12pt" style:text-underline-style="solid" style:text-underline-width="auto" style:text-underline-color="font-color" fo:font-weight="normal" officeooo:rsid="00be2e33" officeooo:paragraph-rsid="00be2e33" style:font-size-asian="12pt" style:font-weight-asian="normal" style:font-weight-complex="normal"/>
    </style:style>
    <style:style style:name="P13" style:family="paragraph" style:parent-style-name="Standard">
      <style:text-properties fo:color="#000000" style:font-name="Liberation Sans" fo:font-size="12pt" style:text-underline-style="solid" style:text-underline-width="auto" style:text-underline-color="font-color" fo:font-weight="normal" officeooo:rsid="00be2e33" officeooo:paragraph-rsid="00c4091d" style:font-size-asian="12pt" style:font-weight-asian="normal" style:font-weight-complex="normal"/>
    </style:style>
    <style:style style:name="P14" style:family="paragraph" style:parent-style-name="Standard">
      <style:text-properties fo:color="#000000" style:font-name="Liberation Sans" fo:font-size="12pt" style:text-underline-style="solid" style:text-underline-width="auto" style:text-underline-color="font-color" fo:font-weight="normal" officeooo:rsid="00be2e33" officeooo:paragraph-rsid="00d1604c" style:font-size-asian="12pt" style:font-weight-asian="normal" style:font-weight-complex="normal"/>
    </style:style>
    <style:style style:name="P15" style:family="paragraph" style:parent-style-name="Standard">
      <style:text-properties style:font-name="Liberation Sans"/>
    </style:style>
    <style:style style:name="P16" style:family="paragraph" style:parent-style-name="Standard">
      <style:text-properties style:font-name="Liberation Sans" officeooo:paragraph-rsid="00a6f811"/>
    </style:style>
    <style:style style:name="P17" style:family="paragraph" style:parent-style-name="Standard">
      <style:text-properties style:font-name="Liberation Sans" officeooo:paragraph-rsid="009fb109"/>
    </style:style>
    <style:style style:name="P18" style:family="paragraph" style:parent-style-name="Standard">
      <style:text-properties style:font-name="Liberation Sans" officeooo:paragraph-rsid="00832a48"/>
    </style:style>
    <style:style style:name="P19" style:family="paragraph" style:parent-style-name="Standard">
      <style:text-properties style:font-name="Liberation Sans" officeooo:paragraph-rsid="0077c50c"/>
    </style:style>
    <style:style style:name="P20" style:family="paragraph" style:parent-style-name="Standard">
      <style:text-properties style:font-name="Liberation Sans" officeooo:paragraph-rsid="007d879e"/>
    </style:style>
    <style:style style:name="P21" style:family="paragraph" style:parent-style-name="Standard">
      <style:text-properties style:font-name="Liberation Sans" officeooo:paragraph-rsid="00713fa4"/>
    </style:style>
    <style:style style:name="P22" style:family="paragraph" style:parent-style-name="Standard">
      <style:text-properties style:font-name="Liberation Sans" officeooo:paragraph-rsid="0054fbdf"/>
    </style:style>
    <style:style style:name="P23" style:family="paragraph" style:parent-style-name="Standard">
      <style:text-properties style:font-name="Liberation Sans" officeooo:paragraph-rsid="0062bfb3"/>
    </style:style>
    <style:style style:name="P24" style:family="paragraph" style:parent-style-name="Standard">
      <style:text-properties style:font-name="Liberation Sans" officeooo:paragraph-rsid="0054b0b3"/>
    </style:style>
    <style:style style:name="P25" style:family="paragraph" style:parent-style-name="Standard">
      <style:text-properties style:font-name="Liberation Sans" officeooo:paragraph-rsid="0052a14a"/>
    </style:style>
    <style:style style:name="P26" style:family="paragraph" style:parent-style-name="Standard">
      <style:text-properties style:font-name="Liberation Sans" officeooo:paragraph-rsid="004689d1"/>
    </style:style>
    <style:style style:name="P27" style:family="paragraph" style:parent-style-name="Standard">
      <style:text-properties style:font-name="Liberation Sans" officeooo:paragraph-rsid="004ecd19"/>
    </style:style>
    <style:style style:name="P28" style:family="paragraph" style:parent-style-name="Standard">
      <style:text-properties style:font-name="Liberation Sans" officeooo:paragraph-rsid="003d4e00"/>
    </style:style>
    <style:style style:name="P29" style:family="paragraph" style:parent-style-name="Standard">
      <style:text-properties style:font-name="Liberation Sans" officeooo:paragraph-rsid="0025cb54"/>
    </style:style>
    <style:style style:name="P30" style:family="paragraph" style:parent-style-name="Standard">
      <style:text-properties style:font-name="Liberation Sans" officeooo:paragraph-rsid="00233911"/>
    </style:style>
    <style:style style:name="P31" style:family="paragraph" style:parent-style-name="Standard">
      <style:text-properties style:font-name="Liberation Sans" officeooo:paragraph-rsid="0020c674"/>
    </style:style>
    <style:style style:name="P32" style:family="paragraph" style:parent-style-name="Standard">
      <style:text-properties style:font-name="Liberation Sans" officeooo:paragraph-rsid="002256d0"/>
    </style:style>
    <style:style style:name="P33" style:family="paragraph" style:parent-style-name="Standard">
      <style:text-properties style:font-name="Liberation Sans" officeooo:paragraph-rsid="00b3a1f7"/>
    </style:style>
    <style:style style:name="P34" style:family="paragraph" style:parent-style-name="Standard">
      <style:text-properties style:font-name="Liberation Sans" officeooo:paragraph-rsid="00c325d9"/>
    </style:style>
    <style:style style:name="P35" style:family="paragraph" style:parent-style-name="Standard">
      <style:text-properties style:font-name="Liberation Sans" officeooo:paragraph-rsid="00cdd9ec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a6f811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9fb109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ac1a70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adfb2b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b874d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c325d9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cdd9ec"/>
    </style:style>
    <style:style style:name="P43" style:family="paragraph" style:parent-style-name="Standard" style:master-page-name="Standard">
      <style:paragraph-properties style:page-number="auto"/>
      <style:text-properties style:font-name="Liberation Sans"/>
    </style:style>
    <style:style style:name="P44" style:family="paragraph" style:parent-style-name="Standard" style:list-style-name="L1">
      <style:text-properties fo:color="#000000" style:font-name="Liberation Sans" fo:font-size="12pt" style:text-underline-style="none" fo:font-weight="normal" officeooo:rsid="00cdd9ec" officeooo:paragraph-rsid="00cdd9ec" style:font-size-asian="12pt" style:font-weight-asian="normal" style:font-weight-complex="normal"/>
    </style:style>
    <style:style style:name="P45" style:family="paragraph" style:parent-style-name="Standard" style:list-style-name="L1">
      <style:text-properties fo:color="#000000" style:font-name="Liberation Sans" fo:font-size="12pt" style:text-underline-style="none" fo:font-weight="normal" officeooo:rsid="00cdd9ec" officeooo:paragraph-rsid="00d303ea" style:font-size-asian="12pt" style:font-weight-asian="normal" style:font-weight-complex="normal"/>
    </style:style>
    <style:style style:name="P46" style:family="paragraph" style:parent-style-name="Standard" style:list-style-name="L2">
      <style:text-properties fo:color="#000000" style:font-name="Liberation Sans" fo:font-size="12pt" style:text-underline-style="none" fo:font-weight="normal" officeooo:rsid="00c4091d" officeooo:paragraph-rsid="00d1604c" style:font-size-asian="12pt" style:font-weight-asian="normal" style:font-weight-complex="normal"/>
    </style:style>
    <style:style style:name="P47" style:family="paragraph" style:parent-style-name="Standard" style:list-style-name="L4">
      <style:text-properties fo:color="#000000" style:font-name="Liberation Sans" fo:font-size="12pt" style:text-underline-style="none" fo:font-weight="normal" officeooo:rsid="00c4091d" officeooo:paragraph-rsid="00c4091d" style:font-size-asian="12pt" style:font-weight-asian="normal" style:font-weight-complex="normal"/>
    </style:style>
    <style:style style:name="P48" style:family="paragraph" style:parent-style-name="Standard" style:list-style-name="L16">
      <style:text-properties fo:color="#000000" style:font-name="Liberation Sans" fo:font-size="12pt" style:text-underline-style="none" fo:font-weight="normal" officeooo:rsid="00c4091d" officeooo:paragraph-rsid="00d303ea" style:font-size-asian="12pt" style:font-weight-asian="normal" style:font-weight-complex="normal"/>
    </style:style>
    <style:style style:name="P49" style:family="paragraph" style:parent-style-name="Standard" style:list-style-name="L1">
      <style:text-properties fo:color="#000000" style:font-name="Liberation Sans" fo:font-size="12pt" style:text-underline-style="none" fo:font-weight="normal" officeooo:rsid="00aa028e" officeooo:paragraph-rsid="00c325d9" style:font-size-asian="12pt" style:font-weight-asian="normal" style:font-weight-complex="normal"/>
    </style:style>
    <style:style style:name="P50" style:family="paragraph" style:parent-style-name="Standard" style:list-style-name="L6">
      <style:text-properties fo:color="#000000" style:font-name="Liberation Sans" fo:font-size="12pt" style:text-underline-style="none" fo:font-weight="normal" officeooo:rsid="00aa028e" officeooo:paragraph-rsid="00b874dd" style:font-size-asian="12pt" style:font-weight-asian="normal" style:font-weight-complex="normal"/>
    </style:style>
    <style:style style:name="P51" style:family="paragraph" style:parent-style-name="Standard" style:list-style-name="L6">
      <style:text-properties fo:color="#000000" style:font-name="Liberation Sans" fo:font-size="12pt" style:text-underline-style="none" fo:font-weight="normal" officeooo:rsid="00aa028e" officeooo:paragraph-rsid="00bb0d68" style:font-size-asian="12pt" style:font-weight-asian="normal" style:font-weight-complex="normal"/>
    </style:style>
    <style:style style:name="P52" style:family="paragraph" style:parent-style-name="Standard" style:list-style-name="L6">
      <style:text-properties fo:color="#000000" style:font-name="Liberation Sans" fo:font-size="12pt" style:text-underline-style="none" fo:font-weight="normal" officeooo:rsid="00aa028e" officeooo:paragraph-rsid="00aa028e" style:font-size-asian="12pt" style:font-weight-asian="normal" style:font-weight-complex="normal"/>
    </style:style>
    <style:style style:name="P53" style:family="paragraph" style:parent-style-name="Standard" style:list-style-name="L7">
      <style:text-properties fo:color="#000000" style:font-name="Liberation Sans" fo:font-size="12pt" style:text-underline-style="none" fo:font-weight="normal" officeooo:rsid="00aa028e" officeooo:paragraph-rsid="00adfb2b" style:font-size-asian="12pt" style:font-weight-asian="normal" style:font-weight-complex="normal"/>
    </style:style>
    <style:style style:name="P54" style:family="paragraph" style:parent-style-name="Standard" style:list-style-name="L1">
      <style:text-properties fo:color="#000000" style:font-name="Liberation Sans" fo:font-size="12pt" style:text-underline-style="none" fo:font-weight="normal" officeooo:rsid="00c4a723" officeooo:paragraph-rsid="00c4a723" style:font-size-asian="12pt" style:font-weight-asian="normal" style:font-weight-complex="normal"/>
    </style:style>
    <style:style style:name="P55" style:family="paragraph" style:parent-style-name="Standard" style:list-style-name="L1">
      <style:text-properties fo:color="#000000" style:font-name="Liberation Sans" fo:font-size="12pt" style:text-underline-style="none" fo:font-weight="normal" officeooo:rsid="00c7a352" officeooo:paragraph-rsid="00c7a352" style:font-size-asian="12pt" style:font-weight-asian="normal" style:font-weight-complex="normal"/>
    </style:style>
    <style:style style:name="P56" style:family="paragraph" style:parent-style-name="Standard" style:list-style-name="L1">
      <style:text-properties fo:color="#000000" style:font-name="Liberation Sans" fo:font-size="12pt" style:text-underline-style="none" fo:font-weight="normal" officeooo:rsid="00c7a352" officeooo:paragraph-rsid="00c9699b" style:font-size-asian="12pt" style:font-weight-asian="normal" style:font-weight-complex="normal"/>
    </style:style>
    <style:style style:name="P57" style:family="paragraph" style:parent-style-name="Standard" style:list-style-name="L1">
      <style:text-properties fo:color="#000000" style:font-name="Liberation Sans" fo:font-size="12pt" style:text-underline-style="none" fo:font-weight="normal" officeooo:rsid="00c7a352" officeooo:paragraph-rsid="00cc7d56" style:font-size-asian="12pt" style:font-weight-asian="normal" style:font-weight-complex="normal"/>
    </style:style>
    <style:style style:name="P58" style:family="paragraph" style:parent-style-name="Standard" style:list-style-name="L3">
      <style:text-properties fo:color="#000000" style:font-name="Liberation Sans" fo:font-size="12pt" style:text-underline-style="none" fo:font-weight="normal" officeooo:rsid="00c8f6bf" officeooo:paragraph-rsid="00c8f6bf" style:font-size-asian="12pt" style:font-weight-asian="normal" style:font-weight-complex="normal"/>
    </style:style>
    <style:style style:name="P59" style:family="paragraph" style:parent-style-name="Standard" style:list-style-name="L4">
      <style:text-properties fo:color="#000000" style:font-name="Liberation Sans" fo:font-size="12pt" style:text-underline-style="none" fo:font-weight="normal" officeooo:rsid="00c65e7e" officeooo:paragraph-rsid="00c65e7e" style:font-size-asian="12pt" style:font-weight-asian="normal" style:font-weight-complex="normal"/>
    </style:style>
    <style:style style:name="P60" style:family="paragraph" style:parent-style-name="Standard" style:list-style-name="L4">
      <style:text-properties fo:color="#000000" style:font-name="Liberation Sans" fo:font-size="12pt" style:text-underline-style="none" fo:font-weight="normal" officeooo:rsid="00cc1ad0" officeooo:paragraph-rsid="00cc1ad0" style:font-size-asian="12pt" style:font-weight-asian="normal" style:font-weight-complex="normal"/>
    </style:style>
    <style:style style:name="P61" style:family="paragraph" style:parent-style-name="Standard" style:list-style-name="L6">
      <style:text-properties fo:color="#000000" style:font-name="Liberation Sans" fo:font-size="12pt" style:text-underline-style="none" fo:font-weight="normal" officeooo:rsid="00ba5801" officeooo:paragraph-rsid="00ba5801" style:font-size-asian="12pt" style:font-weight-asian="normal" style:font-weight-complex="normal"/>
    </style:style>
    <style:style style:name="P62" style:family="paragraph" style:parent-style-name="Standard" style:list-style-name="L4">
      <style:text-properties fo:color="#000000" style:font-name="Liberation Sans" fo:font-size="12pt" style:text-underline-style="none" fo:font-weight="normal" officeooo:rsid="00be2e33" officeooo:paragraph-rsid="00be2e33" style:font-size-asian="12pt" style:font-weight-asian="normal" style:font-weight-complex="normal"/>
    </style:style>
    <style:style style:name="P63" style:family="paragraph" style:parent-style-name="Standard" style:list-style-name="L6">
      <style:text-properties fo:color="#000000" style:font-name="Liberation Sans" fo:font-size="12pt" style:text-underline-style="none" fo:font-weight="normal" officeooo:rsid="00aad93a" officeooo:paragraph-rsid="00aad93a" style:font-size-asian="12pt" style:font-weight-asian="normal" style:font-weight-complex="normal"/>
    </style:style>
    <style:style style:name="P64" style:family="paragraph" style:parent-style-name="Standard" style:list-style-name="L6">
      <style:text-properties fo:color="#000000" style:font-name="Liberation Sans" fo:font-size="12pt" style:text-underline-style="none" fo:font-weight="normal" officeooo:rsid="00b05db9" officeooo:paragraph-rsid="00b05db9" style:font-size-asian="12pt" style:font-weight-asian="normal" style:font-weight-complex="normal"/>
    </style:style>
    <style:style style:name="P65" style:family="paragraph" style:parent-style-name="Standard" style:list-style-name="L6">
      <style:text-properties fo:color="#000000" style:font-name="Liberation Sans" fo:font-size="12pt" style:text-underline-style="none" fo:font-weight="normal" officeooo:rsid="00b1272d" officeooo:paragraph-rsid="00b1272d" style:font-size-asian="12pt" style:font-weight-asian="normal" style:font-weight-complex="normal"/>
    </style:style>
    <style:style style:name="P66" style:family="paragraph" style:parent-style-name="Standard" style:list-style-name="L7">
      <style:text-properties fo:color="#000000" style:font-name="Liberation Sans" fo:font-size="12pt" style:text-underline-style="none" fo:font-weight="normal" officeooo:rsid="00ac1a70" officeooo:paragraph-rsid="00ac1a70" style:font-size-asian="12pt" style:font-weight-asian="normal" style:font-weight-complex="normal"/>
    </style:style>
    <style:style style:name="P67" style:family="paragraph" style:parent-style-name="Standard" style:list-style-name="L11">
      <style:paragraph-properties>
        <style:tab-stops>
          <style:tab-stop style:position="0.1528in"/>
          <style:tab-stop style:position="0.5in"/>
        </style:tab-stops>
      </style:paragraph-properties>
      <style:text-properties fo:color="#000000" style:font-name="Liberation Sans" fo:font-size="12pt" style:text-underline-style="none" fo:font-weight="normal" officeooo:rsid="003de496" officeooo:paragraph-rsid="003de496" style:font-size-asian="12pt" style:font-weight-asian="normal" style:font-weight-complex="normal"/>
    </style:style>
    <style:style style:name="P68" style:family="paragraph" style:parent-style-name="Standard" style:list-style-name="L11">
      <style:paragraph-properties>
        <style:tab-stops>
          <style:tab-stop style:position="0.1528in"/>
          <style:tab-stop style:position="0.5in"/>
        </style:tab-stops>
      </style:paragraph-properties>
      <style:text-properties fo:color="#000000" style:font-name="Liberation Sans" fo:font-size="12pt" style:text-underline-style="none" fo:font-weight="normal" officeooo:rsid="003a1544" officeooo:paragraph-rsid="003a1544" style:font-size-asian="12pt" style:font-weight-asian="normal" style:font-weight-complex="normal"/>
    </style:style>
    <style:style style:name="P69" style:family="paragraph" style:parent-style-name="Standard" style:list-style-name="L11">
      <style:paragraph-properties>
        <style:tab-stops>
          <style:tab-stop style:position="0.1528in"/>
          <style:tab-stop style:position="0.5in"/>
        </style:tab-stops>
      </style:paragraph-properties>
      <style:text-properties fo:color="#000000" style:font-name="Liberation Sans" fo:font-size="12pt" style:text-underline-style="none" fo:font-weight="normal" officeooo:rsid="0020c674" officeooo:paragraph-rsid="0020c674" style:font-size-asian="12pt" style:font-weight-asian="normal"/>
    </style:style>
    <style:style style:name="P70" style:family="paragraph" style:parent-style-name="Standard" style:list-style-name="L14">
      <style:text-properties fo:color="#000000" style:font-name="Liberation Sans" fo:font-size="12pt" style:text-underline-style="none" fo:font-weight="normal" officeooo:rsid="002256d0" officeooo:paragraph-rsid="002256d0" style:font-size-asian="12pt" style:font-weight-asian="normal"/>
    </style:style>
    <style:style style:name="P71" style:family="paragraph" style:parent-style-name="Standard" style:list-style-name="L5">
      <style:text-properties fo:color="#000000" style:font-name="Liberation Sans" fo:font-size="12pt" fo:font-style="italic" style:text-underline-style="none" fo:font-weight="normal" officeooo:rsid="0055fc4b" officeooo:paragraph-rsid="0055fc4b" style:font-size-asian="12pt" style:font-style-asian="italic" style:font-weight-asian="normal" style:font-style-complex="italic"/>
    </style:style>
    <style:style style:name="P72" style:family="paragraph" style:parent-style-name="Standard">
      <style:text-properties fo:color="#000000" style:font-name="Liberation Sans" fo:font-size="12pt" style:text-underline-style="solid" style:text-underline-width="auto" style:text-underline-color="font-color" fo:font-weight="normal" officeooo:rsid="00be2e33" officeooo:paragraph-rsid="00d303ea" style:font-size-asian="12pt" style:font-weight-asian="normal" style:font-weight-complex="normal"/>
    </style:style>
    <style:style style:name="P73" style:family="paragraph" style:parent-style-name="Standard" style:list-style-name="L5">
      <style:text-properties style:font-name="Liberation Sans" officeooo:rsid="00b3a1f7" officeooo:paragraph-rsid="00b3a1f7"/>
    </style:style>
    <style:style style:name="P74" style:family="paragraph" style:parent-style-name="Standard" style:list-style-name="L5">
      <style:text-properties style:font-name="Liberation Sans" officeooo:rsid="00a31e27"/>
    </style:style>
    <style:style style:name="P75" style:family="paragraph" style:parent-style-name="Standard" style:list-style-name="L5">
      <style:text-properties style:font-name="Liberation Sans" officeooo:rsid="00a31e27" officeooo:paragraph-rsid="00b4c91b"/>
    </style:style>
    <style:style style:name="P76" style:family="paragraph" style:parent-style-name="Standard" style:list-style-name="L5">
      <style:text-properties style:font-name="Liberation Sans" officeooo:rsid="00a31e27" officeooo:paragraph-rsid="00b3a1f7"/>
    </style:style>
    <style:style style:name="P77" style:family="paragraph" style:parent-style-name="Standard" style:list-style-name="L5">
      <style:text-properties style:font-name="Liberation Sans" officeooo:rsid="00bde7a6" officeooo:paragraph-rsid="00bde7a6"/>
    </style:style>
    <style:style style:name="P78" style:family="paragraph" style:parent-style-name="Standard" style:list-style-name="L7">
      <style:text-properties style:font-name="Liberation Sans" officeooo:paragraph-rsid="009fb109"/>
    </style:style>
    <style:style style:name="P79" style:family="paragraph" style:parent-style-name="Standard" style:list-style-name="L8">
      <style:text-properties style:font-name="Liberation Sans" style:text-underline-style="none" officeooo:paragraph-rsid="007d879e"/>
    </style:style>
    <style:style style:name="P80" style:family="paragraph" style:parent-style-name="Standard" style:list-style-name="L15">
      <style:paragraph-properties>
        <style:tab-stops>
          <style:tab-stop style:position="0.1528in"/>
          <style:tab-stop style:position="0.5in"/>
        </style:tab-stops>
      </style:paragraph-properties>
      <style:text-properties style:font-name="Liberation Sans"/>
    </style:style>
    <style:style style:name="P81" style:family="paragraph" style:parent-style-name="Standard">
      <style:text-properties style:font-name="Liberation Sans" officeooo:paragraph-rsid="00cdd9ec"/>
    </style:style>
    <style:style style:name="P82" style:family="paragraph" style:parent-style-name="Standard">
      <style:text-properties style:font-name="Liberation Sans" officeooo:paragraph-rsid="00d303ea"/>
    </style:style>
    <style:style style:name="P83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b3a1f7" officeooo:paragraph-rsid="00b3a1f7" style:font-size-asian="12pt" style:font-weight-asian="normal" style:font-weight-complex="normal"/>
    </style:style>
    <style:style style:name="P84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a1a803" officeooo:paragraph-rsid="00a1a803" style:font-size-asian="12pt" style:font-weight-asian="normal" style:font-weight-complex="normal"/>
    </style:style>
    <style:style style:name="P85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832a48" officeooo:paragraph-rsid="00832a48" style:font-size-asian="12pt" style:font-weight-asian="normal" style:font-weight-complex="normal"/>
    </style:style>
    <style:style style:name="P86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84cd58" officeooo:paragraph-rsid="0084cd58" style:font-size-asian="12pt" style:font-weight-asian="normal" style:font-weight-complex="normal"/>
    </style:style>
    <style:style style:name="P87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87158f" officeooo:paragraph-rsid="00890d39" style:font-size-asian="12pt" style:font-weight-asian="normal" style:font-weight-complex="normal"/>
    </style:style>
    <style:style style:name="P88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5c6e0" officeooo:paragraph-rsid="0077c50c" style:font-size-asian="12pt" style:font-weight-asian="normal" style:font-weight-complex="normal"/>
    </style:style>
    <style:style style:name="P89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5c6e0" officeooo:paragraph-rsid="0075c6e0" style:font-size-asian="12pt" style:font-weight-asian="normal" style:font-weight-complex="normal"/>
    </style:style>
    <style:style style:name="P90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a22ee" officeooo:paragraph-rsid="007a22ee" style:font-size-asian="12pt" style:font-weight-asian="normal" style:font-weight-complex="normal"/>
    </style:style>
    <style:style style:name="P91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aea46" officeooo:paragraph-rsid="007d879e" style:font-size-asian="12pt" style:font-weight-asian="normal" style:font-weight-complex="normal"/>
    </style:style>
    <style:style style:name="P92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aea46" officeooo:paragraph-rsid="00814976" style:font-size-asian="12pt" style:font-weight-asian="normal" style:font-weight-complex="normal"/>
    </style:style>
    <style:style style:name="P93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713fa4" officeooo:paragraph-rsid="00713fa4" style:font-size-asian="12pt" style:font-weight-asian="normal" style:font-weight-complex="normal"/>
    </style:style>
    <style:style style:name="P94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6c6641" style:font-size-asian="12pt" style:font-weight-asian="normal" style:font-weight-complex="normal"/>
    </style:style>
    <style:style style:name="P95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54b0b3" officeooo:paragraph-rsid="0054b0b3" style:font-size-asian="12pt" style:font-weight-asian="normal" style:font-weight-complex="normal"/>
    </style:style>
    <style:style style:name="P96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52a14a" officeooo:paragraph-rsid="0052a14a" style:font-size-asian="12pt" style:font-weight-asian="normal" style:font-weight-complex="normal"/>
    </style:style>
    <style:style style:name="P97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534a6d" officeooo:paragraph-rsid="00534a6d" style:font-size-asian="12pt" style:font-weight-asian="normal" style:font-weight-complex="normal"/>
    </style:style>
    <style:style style:name="P98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ecd19" officeooo:paragraph-rsid="004ecd19" style:font-size-asian="12pt" style:font-weight-asian="normal" style:font-weight-complex="normal"/>
    </style:style>
    <style:style style:name="P99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832a48" style:font-size-asian="12pt" style:font-weight-asian="normal"/>
    </style:style>
    <style:style style:name="P100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890d39" style:font-size-asian="12pt" style:font-weight-asian="normal"/>
    </style:style>
    <style:style style:name="P101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8ac36f" style:font-size-asian="12pt" style:font-weight-asian="normal"/>
    </style:style>
    <style:style style:name="P102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8d445e" style:font-size-asian="12pt" style:font-weight-asian="normal"/>
    </style:style>
    <style:style style:name="P103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c6641" officeooo:paragraph-rsid="008e9fcf" style:font-size-asian="12pt" style:font-weight-asian="normal"/>
    </style:style>
    <style:style style:name="P104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5cb54" officeooo:paragraph-rsid="00713fa4" style:font-size-asian="12pt" style:font-weight-asian="normal"/>
    </style:style>
    <style:style style:name="P105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5cb54" officeooo:paragraph-rsid="0062bfb3" style:font-size-asian="12pt" style:font-weight-asian="normal"/>
    </style:style>
    <style:style style:name="P106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5cb54" officeooo:paragraph-rsid="0054fbdf" style:font-size-asian="12pt" style:font-weight-asian="normal"/>
    </style:style>
    <style:style style:name="P107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5cb54" officeooo:paragraph-rsid="0025cb54" style:font-size-asian="12pt" style:font-weight-asian="normal"/>
    </style:style>
    <style:style style:name="P108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5bb590" officeooo:paragraph-rsid="005bb590" style:font-size-asian="12pt" style:font-weight-asian="normal"/>
    </style:style>
    <style:style style:name="P109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65ee30" officeooo:paragraph-rsid="0065ee30" style:font-size-asian="12pt" style:font-weight-asian="normal"/>
    </style:style>
    <style:style style:name="P110" style:family="paragraph" style:parent-style-name="Standard" style:list-style-name="L10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689d1" officeooo:paragraph-rsid="004689d1" style:font-size-asian="12pt" style:font-weight-asian="normal"/>
    </style:style>
    <style:style style:name="P111" style:family="paragraph" style:parent-style-name="Standard" style:list-style-name="L10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689d1" officeooo:paragraph-rsid="00483141" style:font-size-asian="12pt" style:font-weight-asian="normal"/>
    </style:style>
    <style:style style:name="P112" style:family="paragraph" style:parent-style-name="Standard" style:list-style-name="L10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689d1" officeooo:paragraph-rsid="004fe265" style:font-size-asian="12pt" style:font-weight-asian="normal"/>
    </style:style>
    <style:style style:name="P113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b6c2d" officeooo:paragraph-rsid="003d4e00" style:font-size-asian="12pt" style:font-weight-asian="normal"/>
    </style:style>
    <style:style style:name="P114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b6c2d" officeooo:paragraph-rsid="002b6c2d" style:font-size-asian="12pt" style:font-weight-asian="normal"/>
    </style:style>
    <style:style style:name="P115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b6c2d" officeooo:paragraph-rsid="002d46d9" style:font-size-asian="12pt" style:font-weight-asian="normal"/>
    </style:style>
    <style:style style:name="P116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b6c2d" officeooo:paragraph-rsid="00341fb0" style:font-size-asian="12pt" style:font-weight-asian="normal"/>
    </style:style>
    <style:style style:name="P117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18782" officeooo:paragraph-rsid="00418782" style:font-size-asian="12pt" style:font-weight-asian="normal"/>
    </style:style>
    <style:style style:name="P118" style:family="paragraph" style:parent-style-name="Standard" style:list-style-name="L9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4246b3" officeooo:paragraph-rsid="004246b3" style:font-size-asian="12pt" style:font-weight-asian="normal"/>
    </style:style>
    <style:style style:name="P119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78d48" officeooo:paragraph-rsid="00278d48" style:font-size-asian="12pt" style:font-weight-asian="normal"/>
    </style:style>
    <style:style style:name="P120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3fcfe" officeooo:paragraph-rsid="0028887f" style:font-size-asian="12pt" style:font-weight-asian="normal"/>
    </style:style>
    <style:style style:name="P121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3fcfe" officeooo:paragraph-rsid="0023fcfe" style:font-size-asian="12pt" style:font-weight-asian="normal"/>
    </style:style>
    <style:style style:name="P122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cc437" officeooo:paragraph-rsid="002cc437" style:font-size-asian="12pt" style:font-weight-asian="normal"/>
    </style:style>
    <style:style style:name="P123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0c674" officeooo:paragraph-rsid="00233911" style:font-size-asian="12pt" style:font-weight-asian="normal"/>
    </style:style>
    <style:style style:name="P124" style:family="paragraph" style:parent-style-name="Standard" style:list-style-name="L13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0c674" officeooo:paragraph-rsid="0020c674" style:font-size-asian="12pt" style:font-weight-asian="normal"/>
    </style:style>
    <style:style style:name="P125" style:family="paragraph" style:parent-style-name="Standard" style:list-style-name="L12">
      <style:paragraph-properties fo:margin-left="0.5in" fo:margin-right="0in" fo:text-indent="-0.25in" style:auto-text-indent="false"/>
      <style:text-properties fo:color="#000000" style:font-name="Liberation Sans" fo:font-size="12pt" style:text-underline-style="none" fo:font-weight="normal" officeooo:rsid="00233911" officeooo:paragraph-rsid="00233911" style:font-size-asian="12pt" style:font-weight-asian="normal"/>
    </style:style>
    <style:style style:name="P126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fo:font-style="normal" style:text-underline-style="none" fo:font-weight="normal" officeooo:rsid="009dc777" officeooo:paragraph-rsid="009dc777" style:font-size-asian="12pt" style:font-style-asian="normal" style:font-weight-asian="normal" style:font-style-complex="normal"/>
    </style:style>
    <style:style style:name="P127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fo:font-style="normal" style:text-underline-style="none" fo:font-weight="normal" officeooo:rsid="00964c44" officeooo:paragraph-rsid="00964c44" style:font-size-asian="12pt" style:font-style-asian="normal" style:font-weight-asian="normal" style:font-style-complex="normal"/>
    </style:style>
    <style:style style:name="P128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fo:font-style="normal" style:text-underline-style="none" fo:font-weight="normal" officeooo:rsid="0055fc4b" officeooo:paragraph-rsid="00962807" style:font-size-asian="12pt" style:font-style-asian="normal" style:font-weight-asian="normal" style:font-style-complex="normal"/>
    </style:style>
    <style:style style:name="P129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fo:font-style="italic" style:text-underline-style="none" fo:font-weight="normal" officeooo:rsid="0025cb54" officeooo:paragraph-rsid="009b83ef" style:font-size-asian="12pt" style:font-style-asian="italic" style:font-weight-asian="normal" style:font-style-complex="italic"/>
    </style:style>
    <style:style style:name="P130" style:family="paragraph" style:parent-style-name="Standard" style:list-style-name="L5">
      <style:paragraph-properties fo:margin-left="0.5in" fo:margin-right="0in" fo:text-indent="-0.25in" style:auto-text-indent="false"/>
      <style:text-properties fo:color="#000000" style:font-name="Liberation Sans" fo:font-size="12pt" fo:font-style="italic" style:text-underline-style="none" fo:font-weight="normal" officeooo:rsid="0055fc4b" officeooo:paragraph-rsid="0055fc4b" style:font-size-asian="12pt" style:font-style-asian="italic" style:font-weight-asian="normal" style:font-style-complex="italic"/>
    </style:style>
    <style:style style:name="P131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a1a803" officeooo:paragraph-rsid="00a1a803" style:font-size-asian="12pt" style:font-weight-asian="normal" style:font-weight-complex="normal"/>
    </style:style>
    <style:style style:name="P132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afebe3" officeooo:paragraph-rsid="00afebe3" style:font-size-asian="12pt" style:font-weight-asian="normal" style:font-weight-complex="normal"/>
    </style:style>
    <style:style style:name="P133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54fbdf" officeooo:paragraph-rsid="0054fbdf" style:font-size-asian="12pt" style:font-weight-asian="normal"/>
    </style:style>
    <style:style style:name="P134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558fde" officeooo:paragraph-rsid="005d9478" style:font-size-asian="12pt" style:font-weight-asian="normal"/>
    </style:style>
    <style:style style:name="P135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5fcef1" officeooo:paragraph-rsid="005fcef1" style:font-size-asian="12pt" style:font-weight-asian="normal"/>
    </style:style>
    <style:style style:name="P136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60c5a3" officeooo:paragraph-rsid="0060c5a3" style:font-size-asian="12pt" style:font-weight-asian="normal"/>
    </style:style>
    <style:style style:name="P137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67544b" officeooo:paragraph-rsid="0067544b" style:font-size-asian="12pt" style:font-weight-asian="normal"/>
    </style:style>
    <style:style style:name="P138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style:text-underline-style="none" fo:font-weight="normal" officeooo:rsid="00703194" officeooo:paragraph-rsid="00703194" style:font-size-asian="12pt" style:font-weight-asian="normal"/>
    </style:style>
    <style:style style:name="P139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fo:font-style="normal" style:text-underline-style="none" fo:font-weight="normal" officeooo:rsid="0055fc4b" officeooo:paragraph-rsid="0055fc4b" style:font-size-asian="12pt" style:font-style-asian="normal" style:font-weight-asian="normal" style:font-style-complex="normal"/>
    </style:style>
    <style:style style:name="P140" style:family="paragraph" style:parent-style-name="Standard" style:list-style-name="L5">
      <style:paragraph-properties fo:margin-left="1in" fo:margin-right="0in" fo:text-indent="-0.25in" style:auto-text-indent="false"/>
      <style:text-properties fo:color="#000000" style:font-name="Liberation Sans" fo:font-size="12pt" fo:font-style="italic" style:text-underline-style="none" fo:font-weight="normal" officeooo:rsid="0025cb54" officeooo:paragraph-rsid="0055fc4b" style:font-size-asian="12pt" style:font-style-asian="italic" style:font-weight-asian="normal" style:font-style-complex="italic"/>
    </style:style>
    <style:style style:name="P141" style:family="paragraph" style:parent-style-name="Standard" style:list-style-name="L5">
      <style:paragraph-properties fo:margin-left="1in" fo:margin-right="0in" fo:text-indent="-0.25in" style:auto-text-indent="false"/>
      <style:text-properties style:font-name="Liberation Sans" officeooo:paragraph-rsid="00a1a803"/>
    </style:style>
    <style:style style:name="P142" style:family="paragraph" style:parent-style-name="Standard" style:list-style-name="L5">
      <style:paragraph-properties fo:margin-left="0in" fo:margin-right="0in" fo:text-indent="0in" style:auto-text-indent="false"/>
      <style:text-properties fo:color="#000000" style:font-name="Liberation Sans" fo:font-size="12pt" style:text-underline-style="none" fo:font-weight="normal" officeooo:rsid="0025cb54" officeooo:paragraph-rsid="009dc777" style:font-size-asian="12pt" style:font-weight-asian="normal"/>
    </style:style>
    <style:style style:name="P143" style:family="paragraph" style:parent-style-name="Standard" style:list-style-name="L5">
      <style:paragraph-properties fo:margin-left="0in" fo:margin-right="0in" fo:text-indent="0in" style:auto-text-indent="false"/>
      <style:text-properties fo:color="#000000" style:font-name="Liberation Sans" fo:font-size="12pt" style:text-underline-style="none" fo:font-weight="normal" officeooo:rsid="0025cb54" officeooo:paragraph-rsid="00964c44" style:font-size-asian="12pt" style:font-weight-asian="normal"/>
    </style:style>
    <style:style style:name="P144" style:family="paragraph" style:parent-style-name="Standard" style:list-style-name="L5">
      <style:paragraph-properties fo:margin-left="0in" fo:margin-right="0in" fo:text-indent="0in" style:auto-text-indent="false"/>
      <style:text-properties fo:color="#000000" style:font-name="Liberation Sans" fo:font-size="12pt" style:text-underline-style="none" fo:font-weight="normal" officeooo:rsid="0025cb54" officeooo:paragraph-rsid="00962807" style:font-size-asian="12pt" style:font-weight-asian="normal"/>
    </style:style>
    <style:style style:name="P145" style:family="paragraph" style:parent-style-name="Standard" style:list-style-name="L5">
      <style:paragraph-properties fo:margin-left="0in" fo:margin-right="0in" fo:text-indent="0in" style:auto-text-indent="false"/>
      <style:text-properties fo:color="#000000" style:font-name="Liberation Sans" fo:font-size="12pt" style:text-underline-style="none" fo:font-weight="normal" officeooo:rsid="0025cb54" officeooo:paragraph-rsid="0054fbdf" style:font-size-asian="12pt" style:font-weight-asian="normal"/>
    </style:style>
    <style:style style:name="P146" style:family="paragraph" style:parent-style-name="Standard">
      <style:paragraph-properties fo:margin-left="0in" fo:margin-right="0in" fo:text-indent="0in" style:auto-text-indent="false"/>
      <style:text-properties style:font-name="Liberation Sans" officeooo:paragraph-rsid="00d303ea"/>
    </style:style>
    <style:style style:name="T1" style:family="text">
      <style:text-properties fo:color="#000000" fo:font-size="12pt" style:text-underline-style="solid" style:text-underline-width="auto" style:text-underline-color="#000000" fo:font-weight="bold" style:font-size-asian="12pt" style:font-weight-asian="bold"/>
    </style:style>
    <style:style style:name="T2" style:family="text">
      <style:text-properties fo:color="#000000" fo:font-size="12pt" style:text-underline-style="solid" style:text-underline-width="auto" style:text-underline-color="#000000" fo:font-weight="bold" officeooo:rsid="001f9dfd" style:font-size-asian="12pt" style:font-weight-asian="bold"/>
    </style:style>
    <style:style style:name="T3" style:family="text">
      <style:text-properties fo:color="#000000" fo:font-size="12pt" style:text-underline-style="solid" style:text-underline-width="auto" style:text-underline-color="#000000" fo:font-weight="normal" style:font-size-asian="12pt" style:font-weight-asian="normal"/>
    </style:style>
    <style:style style:name="T4" style:family="text">
      <style:text-properties fo:color="#000000" fo:font-size="12pt" style:text-underline-style="solid" style:text-underline-width="auto" style:text-underline-color="#000000" fo:font-weight="normal" officeooo:rsid="0020c674" style:font-size-asian="12pt" style:font-weight-asian="normal"/>
    </style:style>
    <style:style style:name="T5" style:family="text">
      <style:text-properties fo:color="#000000" fo:font-size="12pt" style:text-underline-style="solid" style:text-underline-width="auto" style:text-underline-color="#000000" fo:font-weight="normal" officeooo:rsid="002256d0" style:font-size-asian="12pt" style:font-weight-asian="normal"/>
    </style:style>
    <style:style style:name="T6" style:family="text">
      <style:text-properties fo:color="#000000" fo:font-size="12pt" style:text-underline-style="solid" style:text-underline-width="auto" style:text-underline-color="#000000" fo:font-weight="normal" officeooo:rsid="004689d1" style:font-size-asian="12pt" style:font-weight-asian="normal"/>
    </style:style>
    <style:style style:name="T7" style:family="text">
      <style:text-properties fo:color="#000000" fo:font-size="12pt" style:text-underline-style="solid" style:text-underline-width="auto" style:text-underline-color="#000000" fo:font-weight="normal" officeooo:rsid="0062bfb3" style:font-size-asian="12pt" style:font-weight-asian="normal"/>
    </style:style>
    <style:style style:name="T8" style:family="text">
      <style:text-properties fo:color="#000000" fo:font-size="12pt" style:text-underline-style="solid" style:text-underline-width="auto" style:text-underline-color="#000000" fo:font-weight="normal" officeooo:rsid="009fb109" style:font-size-asian="12pt" style:font-weight-asian="normal"/>
    </style:style>
    <style:style style:name="T9" style:family="text">
      <style:text-properties fo:color="#000000" fo:font-size="12pt" style:text-underline-style="solid" style:text-underline-width="auto" style:text-underline-color="#000000" fo:font-weight="normal" officeooo:rsid="007d879e" style:font-size-asian="12pt" style:font-weight-asian="normal" style:font-weight-complex="normal"/>
    </style:style>
    <style:style style:name="T10" style:family="text">
      <style:text-properties fo:color="#000000" fo:font-size="12pt" style:text-underline-style="solid" style:text-underline-width="auto" style:text-underline-color="#000000" fo:font-weight="normal" officeooo:rsid="0077c50c" style:font-size-asian="12pt" style:font-weight-asian="normal" style:font-weight-complex="normal"/>
    </style:style>
    <style:style style:name="T11" style:family="text">
      <style:text-properties fo:color="#000000" fo:font-size="12pt" style:text-underline-style="solid" style:text-underline-width="auto" style:text-underline-color="#000000" fo:font-weight="normal" officeooo:rsid="00ac1a70" style:font-size-asian="12pt" style:font-weight-asian="normal"/>
    </style:style>
    <style:style style:name="T12" style:family="text">
      <style:text-properties fo:color="#000000" fo:font-size="12pt" style:text-underline-style="solid" style:text-underline-width="auto" style:text-underline-color="#000000" fo:font-weight="normal" officeooo:rsid="00cdd9ec" style:font-size-asian="12pt" style:font-weight-asian="normal"/>
    </style:style>
    <style:style style:name="T13" style:family="text">
      <style:text-properties fo:color="#000000" fo:font-size="12pt" style:text-underline-style="solid" style:text-underline-width="auto" style:text-underline-color="#000000" fo:font-weight="normal" officeooo:rsid="00d303ea" style:font-size-asian="12pt" style:font-weight-asian="normal"/>
    </style:style>
    <style:style style:name="T14" style:family="text">
      <style:text-properties fo:color="#000000" fo:font-size="12pt" style:text-underline-style="none" fo:font-weight="bold" style:font-size-asian="12pt" style:font-weight-asian="bold"/>
    </style:style>
    <style:style style:name="T15" style:family="text">
      <style:text-properties fo:color="#000000" fo:font-size="12pt" style:text-underline-style="none" fo:font-weight="bold" officeooo:rsid="001f9dfd" style:font-size-asian="12pt" style:font-weight-asian="bold"/>
    </style:style>
    <style:style style:name="T16" style:family="text">
      <style:text-properties fo:color="#000000" fo:font-size="12pt" style:text-underline-style="none" fo:font-weight="bold" officeooo:rsid="0020c674" style:font-size-asian="12pt" style:font-weight-asian="bold"/>
    </style:style>
    <style:style style:name="T17" style:family="text">
      <style:text-properties fo:color="#000000" fo:font-size="12pt" style:text-underline-style="none" fo:font-weight="bold" officeooo:rsid="002256d0" style:font-size-asian="12pt" style:font-weight-asian="bold"/>
    </style:style>
    <style:style style:name="T18" style:family="text">
      <style:text-properties fo:color="#000000" fo:font-size="12pt" style:text-underline-style="none" fo:font-weight="bold" officeooo:rsid="00233911" style:font-size-asian="12pt" style:font-weight-asian="bold"/>
    </style:style>
    <style:style style:name="T19" style:family="text">
      <style:text-properties fo:color="#000000" fo:font-size="12pt" style:text-underline-style="none" fo:font-weight="bold" officeooo:rsid="0025cb54" style:font-size-asian="12pt" style:font-weight-asian="bold"/>
    </style:style>
    <style:style style:name="T20" style:family="text">
      <style:text-properties fo:color="#000000" fo:font-size="12pt" style:text-underline-style="none" fo:font-weight="bold" officeooo:rsid="003d4e00" style:font-size-asian="12pt" style:font-weight-asian="bold"/>
    </style:style>
    <style:style style:name="T21" style:family="text">
      <style:text-properties fo:color="#000000" fo:font-size="12pt" style:text-underline-style="none" fo:font-weight="bold" officeooo:rsid="004689d1" style:font-size-asian="12pt" style:font-weight-asian="bold"/>
    </style:style>
    <style:style style:name="T22" style:family="text">
      <style:text-properties fo:color="#000000" fo:font-size="12pt" style:text-underline-style="none" fo:font-weight="bold" officeooo:rsid="004c69f3" style:font-size-asian="12pt" style:font-weight-asian="bold"/>
    </style:style>
    <style:style style:name="T23" style:family="text">
      <style:text-properties fo:color="#000000" fo:font-size="12pt" style:text-underline-style="none" fo:font-weight="bold" officeooo:rsid="00519fa7" style:font-size-asian="12pt" style:font-weight-asian="bold"/>
    </style:style>
    <style:style style:name="T24" style:family="text">
      <style:text-properties fo:color="#000000" fo:font-size="12pt" style:text-underline-style="none" fo:font-weight="bold" officeooo:rsid="0052a14a" style:font-size-asian="12pt" style:font-weight-asian="bold"/>
    </style:style>
    <style:style style:name="T25" style:family="text">
      <style:text-properties fo:color="#000000" fo:font-size="12pt" style:text-underline-style="none" fo:font-weight="bold" officeooo:rsid="00533aa5" style:font-size-asian="12pt" style:font-weight-asian="bold"/>
    </style:style>
    <style:style style:name="T26" style:family="text">
      <style:text-properties fo:color="#000000" fo:font-size="12pt" style:text-underline-style="none" fo:font-weight="bold" officeooo:rsid="0054fbdf" style:font-size-asian="12pt" style:font-weight-asian="bold"/>
    </style:style>
    <style:style style:name="T27" style:family="text">
      <style:text-properties fo:color="#000000" fo:font-size="12pt" style:text-underline-style="none" fo:font-weight="bold" officeooo:rsid="006fad28" style:font-size-asian="12pt" style:font-weight-asian="bold"/>
    </style:style>
    <style:style style:name="T28" style:family="text">
      <style:text-properties fo:color="#000000" fo:font-size="12pt" style:text-underline-style="none" fo:font-weight="bold" officeooo:rsid="00713fa4" style:font-size-asian="12pt" style:font-weight-asian="bold"/>
    </style:style>
    <style:style style:name="T29" style:family="text">
      <style:text-properties fo:color="#000000" fo:font-size="12pt" style:text-underline-style="none" fo:font-weight="bold" officeooo:rsid="0077c50c" style:font-size-asian="12pt" style:font-weight-asian="bold"/>
    </style:style>
    <style:style style:name="T30" style:family="text">
      <style:text-properties fo:color="#000000" fo:font-size="12pt" style:text-underline-style="none" fo:font-weight="bold" officeooo:rsid="007f9d41" style:font-size-asian="12pt" style:font-weight-asian="bold"/>
    </style:style>
    <style:style style:name="T31" style:family="text">
      <style:text-properties fo:color="#000000" fo:font-size="12pt" style:text-underline-style="none" fo:font-weight="bold" officeooo:rsid="00832a48" style:font-size-asian="12pt" style:font-weight-asian="bold"/>
    </style:style>
    <style:style style:name="T32" style:family="text">
      <style:text-properties fo:color="#000000" fo:font-size="12pt" style:text-underline-style="none" fo:font-weight="bold" officeooo:rsid="00945acb" style:font-size-asian="12pt" style:font-weight-asian="bold"/>
    </style:style>
    <style:style style:name="T33" style:family="text">
      <style:text-properties fo:color="#000000" fo:font-size="12pt" style:text-underline-style="none" fo:font-weight="bold" officeooo:rsid="009fb109" style:font-size-asian="12pt" style:font-weight-asian="bold"/>
    </style:style>
    <style:style style:name="T34" style:family="text">
      <style:text-properties fo:color="#000000" fo:font-size="12pt" style:text-underline-style="none" fo:font-weight="bold" officeooo:rsid="00b1a53a" style:font-size-asian="12pt" style:font-weight-asian="bold"/>
    </style:style>
    <style:style style:name="T35" style:family="text">
      <style:text-properties fo:color="#000000" fo:font-size="12pt" style:text-underline-style="none" fo:font-weight="bold" officeooo:rsid="00b3a1f7" style:font-size-asian="12pt" style:font-weight-asian="bold"/>
    </style:style>
    <style:style style:name="T36" style:family="text">
      <style:text-properties fo:color="#000000" fo:font-size="12pt" style:text-underline-style="none" fo:font-weight="bold" officeooo:rsid="00c1a463" style:font-size-asian="12pt" style:font-weight-asian="bold"/>
    </style:style>
    <style:style style:name="T37" style:family="text">
      <style:text-properties fo:color="#000000" fo:font-size="12pt" style:text-underline-style="none" fo:font-weight="bold" officeooo:rsid="00cda77d" style:font-size-asian="12pt" style:font-weight-asian="bold"/>
    </style:style>
    <style:style style:name="T38" style:family="text">
      <style:text-properties fo:color="#000000" fo:font-size="12pt" style:text-underline-style="none" fo:font-weight="bold" officeooo:rsid="00cdd9ec" style:font-size-asian="12pt" style:font-weight-asian="bold"/>
    </style:style>
    <style:style style:name="T39" style:family="text">
      <style:text-properties fo:color="#000000" fo:font-size="12pt" style:text-underline-style="none" fo:font-weight="bold" officeooo:rsid="00cef3bc" style:font-size-asian="12pt" style:font-weight-asian="bold"/>
    </style:style>
    <style:style style:name="T40" style:family="text">
      <style:text-properties fo:color="#000000" fo:font-size="12pt" style:text-underline-style="none" fo:font-weight="bold" officeooo:rsid="00d08b5d" style:font-size-asian="12pt" style:font-weight-asian="bold"/>
    </style:style>
    <style:style style:name="T41" style:family="text">
      <style:text-properties fo:color="#000000" fo:font-size="12pt" style:text-underline-style="none" fo:font-weight="bold" officeooo:rsid="00d303ea" style:font-size-asian="12pt" style:font-weight-asian="bold"/>
    </style:style>
    <style:style style:name="T42" style:family="text">
      <style:text-properties fo:color="#000000" fo:font-size="12pt" style:text-underline-style="none" fo:font-weight="bold" officeooo:rsid="00d660e0" style:font-size-asian="12pt" style:font-weight-asian="bold"/>
    </style:style>
    <style:style style:name="T43" style:family="text">
      <style:text-properties fo:color="#000000" fo:font-size="12pt" style:text-underline-style="none" fo:font-weight="normal" style:font-size-asian="12pt" style:font-weight-asian="normal"/>
    </style:style>
    <style:style style:name="T44" style:family="text">
      <style:text-properties fo:color="#000000" fo:font-size="12pt" style:text-underline-style="none" fo:font-weight="normal" officeooo:rsid="001f9dfd" style:font-size-asian="12pt" style:font-weight-asian="normal"/>
    </style:style>
    <style:style style:name="T45" style:family="text">
      <style:text-properties fo:color="#000000" fo:font-size="12pt" style:text-underline-style="none" fo:font-weight="normal" officeooo:rsid="00a1a803" style:font-size-asian="12pt" style:font-weight-asian="normal" style:font-weight-complex="normal"/>
    </style:style>
    <style:style style:name="T46" style:family="text">
      <style:text-properties fo:color="#000000" fo:font-size="12pt" style:text-underline-style="none" fo:font-weight="normal" officeooo:rsid="009fb109" style:font-size-asian="12pt" style:font-weight-asian="normal" style:font-weight-complex="normal"/>
    </style:style>
    <style:style style:name="T47" style:family="text">
      <style:text-properties fo:color="#000000" fo:font-size="12pt" style:text-underline-style="none" fo:font-weight="normal" officeooo:rsid="00a50287" style:font-size-asian="12pt" style:font-weight-asian="normal" style:font-weight-complex="normal"/>
    </style:style>
    <style:style style:name="T48" style:family="text">
      <style:text-properties fo:color="#000000" fo:font-size="12pt" style:text-underline-style="none" fo:font-weight="normal" officeooo:rsid="00a6846b" style:font-size-asian="12pt" style:font-weight-asian="normal" style:font-weight-complex="normal"/>
    </style:style>
    <style:style style:name="T49" style:family="text">
      <style:text-properties fo:color="#000000" fo:font-size="12pt" style:text-underline-style="none" style:font-size-asian="12pt"/>
    </style:style>
    <style:style style:name="T50" style:family="text">
      <style:text-properties fo:color="#000000" fo:font-size="12pt" fo:font-style="italic" style:text-underline-style="solid" style:text-underline-width="auto" style:text-underline-color="#000000" fo:font-weight="normal" officeooo:rsid="003de496" style:font-size-asian="12pt" style:font-style-asian="italic" style:font-weight-asian="normal" style:font-style-complex="italic"/>
    </style:style>
    <style:style style:name="T51" style:family="text">
      <style:text-properties fo:color="#000000" fo:font-size="12pt" fo:font-style="italic" style:text-underline-style="solid" style:text-underline-width="auto" style:text-underline-color="#000000" fo:font-weight="normal" officeooo:rsid="003de523" style:font-size-asian="12pt" style:font-style-asian="italic" style:font-weight-asian="normal" style:font-style-complex="italic"/>
    </style:style>
    <style:style style:name="T52" style:family="text">
      <style:text-properties fo:color="#000000" fo:font-size="12pt" fo:font-style="italic" style:text-underline-style="solid" style:text-underline-width="auto" style:text-underline-color="#000000" fo:font-weight="normal" officeooo:rsid="00713fa4" style:font-size-asian="12pt" style:font-style-asian="italic" style:font-weight-asian="normal" style:font-style-complex="italic"/>
    </style:style>
    <style:style style:name="T53" style:family="text">
      <style:text-properties fo:color="#000000" fo:font-size="12pt" fo:font-style="normal" style:text-underline-style="solid" style:text-underline-width="auto" style:text-underline-color="#000000" fo:font-weight="normal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style:text-underline-style="solid" style:text-underline-width="auto" style:text-underline-color="#000000" fo:font-weight="normal" officeooo:rsid="0054b0b3" style:font-size-asian="12pt" style:font-style-asian="normal" style:font-weight-asian="normal" style:font-style-complex="normal"/>
    </style:style>
    <style:style style:name="T55" style:family="text">
      <style:text-properties fo:color="#000000" fo:font-size="12pt" fo:font-weight="normal" officeooo:rsid="007d879e" style:font-size-asian="12pt" style:font-weight-asian="normal" style:font-weight-complex="normal"/>
    </style:style>
    <style:style style:name="T56" style:family="text">
      <style:text-properties fo:color="#000000" fo:font-size="12pt" fo:font-weight="normal" officeooo:rsid="007df0fa" style:font-size-asian="12pt" style:font-weight-asian="normal" style:font-weight-complex="normal"/>
    </style:style>
    <style:style style:name="T57" style:family="text">
      <style:text-properties fo:color="#000000" style:text-position="super 58%" fo:font-size="12pt" style:text-underline-style="none" fo:font-weight="normal" officeooo:rsid="00a1a803" style:font-size-asian="12pt" style:font-weight-asian="normal" style:font-weight-complex="normal"/>
    </style:style>
    <style:style style:name="T58" style:family="text">
      <style:text-properties officeooo:rsid="00233911"/>
    </style:style>
    <style:style style:name="T59" style:family="text">
      <style:text-properties officeooo:rsid="0028887f"/>
    </style:style>
    <style:style style:name="T60" style:family="text">
      <style:text-properties officeooo:rsid="002a8466"/>
    </style:style>
    <style:style style:name="T61" style:family="text">
      <style:text-properties officeooo:rsid="002d46d9"/>
    </style:style>
    <style:style style:name="T62" style:family="text">
      <style:text-properties officeooo:rsid="002f326e"/>
    </style:style>
    <style:style style:name="T63" style:family="text">
      <style:text-properties officeooo:rsid="0030b6ea"/>
    </style:style>
    <style:style style:name="T64" style:family="text">
      <style:text-properties officeooo:rsid="00341fb0"/>
    </style:style>
    <style:style style:name="T65" style:family="text">
      <style:text-properties officeooo:rsid="003570ed"/>
    </style:style>
    <style:style style:name="T66" style:family="text">
      <style:text-properties officeooo:rsid="0035fd97"/>
    </style:style>
    <style:style style:name="T67" style:family="text">
      <style:text-properties officeooo:rsid="0037e94e"/>
    </style:style>
    <style:style style:name="T68" style:family="text">
      <style:text-properties officeooo:rsid="0039848d"/>
    </style:style>
    <style:style style:name="T69" style:family="text">
      <style:text-properties officeooo:rsid="003c0d4a"/>
    </style:style>
    <style:style style:name="T70" style:family="text">
      <style:text-properties officeooo:rsid="003d4e00"/>
    </style:style>
    <style:style style:name="T71" style:family="text">
      <style:text-properties officeooo:rsid="004fe265"/>
    </style:style>
    <style:style style:name="T72" style:family="text">
      <style:text-properties officeooo:rsid="0050ff95"/>
    </style:style>
    <style:style style:name="T73" style:family="text">
      <style:text-properties officeooo:rsid="0054fbdf"/>
    </style:style>
    <style:style style:name="T74" style:family="text">
      <style:text-properties style:text-underline-style="solid" style:text-underline-width="auto" style:text-underline-color="#000000" officeooo:rsid="003570ed"/>
    </style:style>
    <style:style style:name="T75" style:family="text">
      <style:text-properties style:text-underline-style="solid" style:text-underline-width="auto" style:text-underline-color="#000000" officeooo:rsid="0054fbdf"/>
    </style:style>
    <style:style style:name="T76" style:family="text">
      <style:text-properties style:text-underline-style="solid" style:text-underline-width="auto" style:text-underline-color="#000000" officeooo:rsid="00964c44"/>
    </style:style>
    <style:style style:name="T77" style:family="text">
      <style:text-properties fo:font-style="normal" officeooo:rsid="0055fc4b" style:font-style-asian="normal" style:font-style-complex="normal"/>
    </style:style>
    <style:style style:name="T78" style:family="text">
      <style:text-properties fo:font-style="normal" officeooo:rsid="0056cef9" style:font-style-asian="normal" style:font-style-complex="normal"/>
    </style:style>
    <style:style style:name="T79" style:family="text">
      <style:text-properties fo:font-style="normal" officeooo:rsid="009b83ef" style:font-style-asian="normal" style:font-style-complex="normal"/>
    </style:style>
    <style:style style:name="T80" style:family="text">
      <style:text-properties fo:font-style="normal" officeooo:rsid="009b9c5b" style:font-style-asian="normal" style:font-style-complex="normal"/>
    </style:style>
    <style:style style:name="T81" style:family="text">
      <style:text-properties officeooo:rsid="005834e0"/>
    </style:style>
    <style:style style:name="T82" style:family="text">
      <style:text-properties officeooo:rsid="0058fddc"/>
    </style:style>
    <style:style style:name="T83" style:family="text">
      <style:text-properties officeooo:rsid="005addb3"/>
    </style:style>
    <style:style style:name="T84" style:family="text">
      <style:text-properties officeooo:rsid="005bb590"/>
    </style:style>
    <style:style style:name="T85" style:family="text">
      <style:text-properties officeooo:rsid="005d9478"/>
    </style:style>
    <style:style style:name="T86" style:family="text">
      <style:text-properties officeooo:rsid="005e3813"/>
    </style:style>
    <style:style style:name="T87" style:family="text">
      <style:text-properties officeooo:rsid="005ec6ba"/>
    </style:style>
    <style:style style:name="T88" style:family="text">
      <style:text-properties officeooo:rsid="0062bfb3"/>
    </style:style>
    <style:style style:name="T89" style:family="text">
      <style:text-properties officeooo:rsid="005bb590" style:font-weight-complex="normal"/>
    </style:style>
    <style:style style:name="T90" style:family="text">
      <style:text-properties officeooo:rsid="0062bfb3" style:font-weight-complex="normal"/>
    </style:style>
    <style:style style:name="T91" style:family="text">
      <style:text-properties officeooo:rsid="00713fa4" style:font-weight-complex="normal"/>
    </style:style>
    <style:style style:name="T92" style:family="text">
      <style:text-properties officeooo:rsid="007205bf" style:font-weight-complex="normal"/>
    </style:style>
    <style:style style:name="T93" style:family="text">
      <style:text-properties officeooo:rsid="0073d50a" style:font-weight-complex="normal"/>
    </style:style>
    <style:style style:name="T94" style:family="text">
      <style:text-properties officeooo:rsid="00832a48" style:font-weight-complex="normal"/>
    </style:style>
    <style:style style:name="T95" style:family="text">
      <style:text-properties officeooo:rsid="0086a4e3" style:font-weight-complex="normal"/>
    </style:style>
    <style:style style:name="T96" style:family="text">
      <style:text-properties officeooo:rsid="0087158f" style:font-weight-complex="normal"/>
    </style:style>
    <style:style style:name="T97" style:family="text">
      <style:text-properties officeooo:rsid="0087f703" style:font-weight-complex="normal"/>
    </style:style>
    <style:style style:name="T98" style:family="text">
      <style:text-properties officeooo:rsid="008ac36f" style:font-weight-complex="normal"/>
    </style:style>
    <style:style style:name="T99" style:family="text">
      <style:text-properties officeooo:rsid="008cac6c" style:font-weight-complex="normal"/>
    </style:style>
    <style:style style:name="T100" style:family="text">
      <style:text-properties officeooo:rsid="008d445e" style:font-weight-complex="normal"/>
    </style:style>
    <style:style style:name="T101" style:family="text">
      <style:text-properties officeooo:rsid="008dea04" style:font-weight-complex="normal"/>
    </style:style>
    <style:style style:name="T102" style:family="text">
      <style:text-properties officeooo:rsid="008e9fcf" style:font-weight-complex="normal"/>
    </style:style>
    <style:style style:name="T103" style:family="text">
      <style:text-properties officeooo:rsid="008fc85b" style:font-weight-complex="normal"/>
    </style:style>
    <style:style style:name="T104" style:family="text">
      <style:text-properties officeooo:rsid="0092d8e9" style:font-weight-complex="normal"/>
    </style:style>
    <style:style style:name="T105" style:family="text">
      <style:text-properties officeooo:rsid="0064b8a9"/>
    </style:style>
    <style:style style:name="T106" style:family="text">
      <style:text-properties officeooo:rsid="006fad28"/>
    </style:style>
    <style:style style:name="T107" style:family="text">
      <style:text-properties officeooo:rsid="0077c50c"/>
    </style:style>
    <style:style style:name="T108" style:family="text">
      <style:text-properties officeooo:rsid="0079797c"/>
    </style:style>
    <style:style style:name="T109" style:family="text">
      <style:text-properties officeooo:rsid="007c7c4c"/>
    </style:style>
    <style:style style:name="T110" style:family="text">
      <style:text-properties officeooo:rsid="00814976"/>
    </style:style>
    <style:style style:name="T111" style:family="text">
      <style:text-properties officeooo:rsid="0081c494"/>
    </style:style>
    <style:style style:name="T112" style:family="text">
      <style:text-properties officeooo:rsid="00962807"/>
    </style:style>
    <style:style style:name="T113" style:family="text">
      <style:text-properties officeooo:rsid="009b83ef"/>
    </style:style>
    <style:style style:name="T114" style:family="text">
      <style:text-properties officeooo:rsid="009c8591"/>
    </style:style>
    <style:style style:name="T115" style:family="text">
      <style:text-properties officeooo:rsid="009dc777"/>
    </style:style>
    <style:style style:name="T116" style:family="text">
      <style:text-properties officeooo:rsid="00adfb2b"/>
    </style:style>
    <style:style style:name="T117" style:family="text">
      <style:text-properties officeooo:rsid="00aedefe"/>
    </style:style>
    <style:style style:name="T118" style:family="text">
      <style:text-properties officeooo:rsid="00afbb64"/>
    </style:style>
    <style:style style:name="T119" style:family="text">
      <style:text-properties officeooo:rsid="00b3a1f7"/>
    </style:style>
    <style:style style:name="T120" style:family="text">
      <style:text-properties officeooo:rsid="00b4c91b"/>
    </style:style>
    <style:style style:name="T121" style:family="text">
      <style:text-properties officeooo:rsid="00b5de04"/>
    </style:style>
    <style:style style:name="T122" style:family="text">
      <style:text-properties officeooo:rsid="00b644e2"/>
    </style:style>
    <style:style style:name="T123" style:family="text">
      <style:text-properties officeooo:rsid="00b7d75f"/>
    </style:style>
    <style:style style:name="T124" style:family="text">
      <style:text-properties officeooo:rsid="00b874dd"/>
    </style:style>
    <style:style style:name="T125" style:family="text">
      <style:text-properties officeooo:rsid="00bb0d68"/>
    </style:style>
    <style:style style:name="T126" style:family="text">
      <style:text-properties officeooo:rsid="00bbfc5e"/>
    </style:style>
    <style:style style:name="T127" style:family="text">
      <style:text-properties officeooo:rsid="00becc11"/>
    </style:style>
    <style:style style:name="T128" style:family="text">
      <style:text-properties officeooo:rsid="00c325d9"/>
    </style:style>
    <style:style style:name="T129" style:family="text">
      <style:text-properties officeooo:rsid="00c9699b"/>
    </style:style>
    <style:style style:name="T130" style:family="text">
      <style:text-properties officeooo:rsid="00caace0"/>
    </style:style>
    <style:style style:name="T131" style:family="text">
      <style:text-properties officeooo:rsid="00cc7d56"/>
    </style:style>
    <style:style style:name="T132" style:family="text">
      <style:text-properties officeooo:rsid="00cd3017"/>
    </style:style>
    <style:style style:name="T133" style:family="text">
      <style:text-properties officeooo:rsid="00d1604c"/>
    </style:style>
    <style:style style:name="T134" style:family="text">
      <style:text-properties officeooo:rsid="00d303ea"/>
    </style:style>
    <style:style style:name="T135" style:family="text">
      <style:text-properties officeooo:rsid="00d4ba03"/>
    </style:style>
    <style:style style:name="T136" style:family="text">
      <style:text-properties officeooo:rsid="00d74377"/>
    </style:style>
    <style:style style:name="T137" style:family="text">
      <style:text-properties officeooo:rsid="00d8b8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">TallerTower </text:span><text:span text:style-name="T1">Version History</text:span></text:p>
      <text:p text:style-name="P1"/>
      <text:p text:style-name="P82"><text:span text:style-name="T14">V</text:span><text:span text:style-name="T40">5.1.0</text:span><text:span text:style-name="T38">-beta</text:span><text:span text:style-name="T41">2</text:span><text:span text:style-name="T14"> (</text:span><text:span text:style-name="T42">unreleased</text:span><text:span text:style-name="T14">):</text:span></text:p>
      <text:p text:style-name="P146"><text:span text:style-name="T13">Bug Fixes</text:span><text:span text:style-name="T3">:</text:span></text:p>
      <text:list xml:id="list8630811395241271693" text:style-name="L1">
        <text:list-item>
          <text:p text:style-name="P45"><text:span text:style-name="T134">Fixed a nasty bug that caused the battle window to grow without bound.</text:span></text:p>
        </text:list-item>
        <text:list-item>
          <text:p text:style-name="P45"><text:span text:style-name="T134">Fixed Warp Traps not warping, </text:span><text:span text:style-name="T135">again.</text:span></text:p>
        </text:list-item>
      </text:list>
      <text:p text:style-name="P72">Other Changes:</text:p>
      <text:list xml:id="list8360321812408382525" text:style-name="L16">
        <text:list-item>
          <text:p text:style-name="P48"><text:span text:style-name="T134">Altered the Heal, Hurt, Variable Heal and Variable Hurt trap icons to be more representative of what they do </text:span><text:span text:style-name="T136">(thank you, beta testers).</text:span></text:p>
        </text:list-item>
      </text:list>
      <text:p text:style-name="P35"><text:span text:style-name="T14"/></text:p>
      <text:p text:style-name="P35"><text:span text:style-name="T14">V</text:span><text:span text:style-name="T40">5.1.0</text:span><text:span text:style-name="T38">-beta1</text:span><text:span text:style-name="T14"> (</text:span><text:span text:style-name="T37">0</text:span><text:span text:style-name="T38">7</text:span><text:span text:style-name="T37">/</text:span><text:span text:style-name="T38">1</text:span><text:span text:style-name="T39">3</text:span><text:span text:style-name="T37">/2013</text:span><text:span text:style-name="T14">):</text:span></text:p>
      <text:p text:style-name="P42"><text:span text:style-name="T12">New Features</text:span><text:span text:style-name="T3">:</text:span></text:p>
      <text:list xml:id="list817684464" text:continue-list="list8630811395241271693" text:style-name="L1">
        <text:list-item>
          <text:p text:style-name="P44">Added two new battle engines – time-based variations of the existing turn-based map and window battle engines.</text:p>
        </text:list-item>
        <text:list-item>
          <text:p text:style-name="P44">Added a new preference to enable the time-based battle mode.</text:p>
        </text:list-item>
      </text:list>
      <text:p text:style-name="P14">Other Changes:</text:p>
      <text:list xml:id="list9010634199854314846" text:style-name="L2">
        <text:list-item>
          <text:p text:style-name="P46"><text:span text:style-name="T133">Un-</text:span>bundled <text:span text:style-name="T133">the </text:span>JRE.</text:p>
        </text:list-item>
      </text:list>
      <text:p text:style-name="P1"/>
      <text:p text:style-name="P34"><text:span text:style-name="T14">V</text:span><text:span text:style-name="T35">5</text:span><text:span text:style-name="T14">.0.0 (</text:span><text:span text:style-name="T37">06/20/2013</text:span><text:span text:style-name="T14">):</text:span></text:p>
      <text:p text:style-name="P41"><text:span text:style-name="T8">Bug Fixes</text:span><text:span text:style-name="T3">:</text:span></text:p>
      <text:list xml:id="list845883291" text:continue-list="list817684464" text:style-name="L1">
        <text:list-item>
          <text:p text:style-name="P49"><text:span text:style-name="T122">F</text:span><text:span text:style-name="T128">ixed a multi-threading bug causing the monsters to do nothing sometimes in Map Battle mode.</text:span></text:p>
        </text:list-item>
        <text:list-item>
          <text:p text:style-name="P54">Fixed a bug causing the game to play sounds anyway even if sound effects were disabled.</text:p>
        </text:list-item>
        <text:list-item>
          <text:p text:style-name="P55">Fixed a bug causing effects to not reset properly.</text:p>
        </text:list-item>
        <text:list-item>
          <text:p text:style-name="P56"><text:span text:style-name="T129">Fixed a bug causing objects </text:span><text:span text:style-name="T130">in the Maze </text:span><text:span text:style-name="T129">to trigger their effects in the middle of battle.</text:span></text:p>
        </text:list-item>
        <text:list-item>
          <text:p text:style-name="P57"><text:span text:style-name="T131">Made the game </text:span><text:span text:style-name="T132">more responsive.</text:span></text:p>
        </text:list-item>
      </text:list>
      <text:p text:style-name="P13">Other Changes:</text:p>
      <text:list xml:id="list4475588880901532610" text:style-name="L3">
        <text:list-item>
          <text:p text:style-name="P58">Weakened spells that were too strong.</text:p>
        </text:list-item>
      </text:list>
      <text:list xml:id="list7645423818383939724" text:style-name="L4">
        <text:list-item>
          <text:p text:style-name="P47">Updated the bundled JRE version to 7 update 25.</text:p>
        </text:list-item>
        <text:list-item>
          <text:p text:style-name="P59">Cleaned up the code.</text:p>
        </text:list-item>
        <text:list-item>
          <text:p text:style-name="P60">Removed the Import Game... and Export Game... commands.</text:p>
        </text:list-item>
      </text:list>
      <text:p text:style-name="P6"/>
      <text:p text:style-name="P33"><text:span text:style-name="T14">V</text:span><text:span text:style-name="T35">5</text:span><text:span text:style-name="T14">.0.0</text:span><text:span text:style-name="T35">-beta1</text:span><text:span text:style-name="T14"> (</text:span><text:span text:style-name="T36">06/17/2013</text:span><text:span text:style-name="T14">):</text:span></text:p>
      <text:p text:style-name="P33"><text:span text:style-name="T7">New Features</text:span><text:span text:style-name="T3">:</text:span></text:p>
      <text:list xml:id="list3207141443623436982" text:style-name="L5">
        <text:list-item>
          <text:p text:style-name="P83">Bigger monster images (64×64 instead of 32×32).</text:p>
        </text:list-item>
        <text:list-item>
          <text:p text:style-name="P73">Map battles now use the same image size as the exploring view.</text:p>
        </text:list-item>
        <text:list-item>
          <text:p text:style-name="P75"><text:span text:style-name="T120">Window battles </text:span><text:span text:style-name="T123">now </text:span><text:span text:style-name="T120">use the bigger monster images too.</text:span></text:p>
        </text:list-item>
        <text:list-item>
          <text:p text:style-name="P76"><text:span text:style-name="T119">Ten new monsters were added </text:span><text:span text:style-name="T121">to the game, </text:span><text:span text:style-name="T122">bringing the total number of monsters to 100.</text:span></text:p>
        </text:list-item>
        <text:list-item>
          <text:p text:style-name="P77">Added a new Game Difficulty setting: <text:span text:style-name="T127">Very Easy, Easy, Normal, Hard, or Very Hard. The default is Normal.</text:span></text:p>
        </text:list-item>
      </text:list>
      <text:p text:style-name="P40"><text:span text:style-name="T8">Bug Fixes</text:span><text:span text:style-name="T3">:</text:span></text:p>
      <text:list xml:id="list7750982433739763347" text:style-name="L6">
        <text:list-item>
          <text:p text:style-name="P50"><text:span text:style-name="T122">Fixed </text:span><text:span text:style-name="T124">attempting to attack yourself not actually attacking yourself.</text:span></text:p>
        </text:list-item>
        <text:list-item>
          <text:p text:style-name="P61"><text:soft-page-break/>Fixed an arrow object caching bug causing the first arrow fired to determine the direction of all subsequent arrows fired.</text:p>
        </text:list-item>
        <text:list-item>
          <text:p text:style-name="P51"><text:span text:style-name="T125">Fixed a movement key mapping bug in the Game </text:span><text:span text:style-name="T126">engine</text:span><text:span text:style-name="T125">.</text:span></text:p>
        </text:list-item>
      </text:list>
      <text:p text:style-name="P12">Other Changes:</text:p>
      <text:list xml:id="list189682693" text:continue-list="list7645423818383939724" text:style-name="L4">
        <text:list-item>
          <text:p text:style-name="P62">Made the AI routines behave in a consistent way between Map and Window battles.</text:p>
        </text:list-item>
      </text:list>
      <text:p text:style-name="P5"/>
      <text:p text:style-name="P16"><text:span text:style-name="T14">V</text:span><text:span text:style-name="T33">4</text:span><text:span text:style-name="T14">.0.0 (</text:span><text:span text:style-name="T34">06/06/2013</text:span><text:span text:style-name="T14">):</text:span></text:p>
      <text:p text:style-name="P36"><text:span text:style-name="T8">Bug Fixes</text:span><text:span text:style-name="T3">:</text:span></text:p>
      <text:list xml:id="list902243099" text:continue-list="list7750982433739763347" text:style-name="L6">
        <text:list-item>
          <text:p text:style-name="P52">Fixed the battle GUI not properly resizing itself when the viewing window size was changed.</text:p>
        </text:list-item>
        <text:list-item>
          <text:p text:style-name="P63">Fixed the Boss Rewards not triggering when the Boss is defeated in Map Battle mode.</text:p>
        </text:list-item>
        <text:list-item>
          <text:p text:style-name="P64">Fixed effects not getting removed when a Map Battle ends.</text:p>
        </text:list-item>
        <text:list-item>
          <text:p text:style-name="P65">Fixed enemies in Map Battles attacking themselves.</text:p>
        </text:list-item>
      </text:list>
      <text:p text:style-name="P39"><text:span text:style-name="T11">Other Changes</text:span><text:span text:style-name="T3">:</text:span></text:p>
      <text:list xml:id="list8540232199354380766" text:style-name="L7">
        <text:list-item>
          <text:p text:style-name="P53"><text:span text:style-name="T116">Simplified the </text:span><text:span text:style-name="T118">M</text:span><text:span text:style-name="T117">ap </text:span><text:span text:style-name="T118">B</text:span><text:span text:style-name="T116">attle logic.</text:span></text:p>
        </text:list-item>
      </text:list>
      <text:p text:style-name="P1"/>
      <text:p text:style-name="P17"><text:span text:style-name="T14">V</text:span><text:span text:style-name="T33">4</text:span><text:span text:style-name="T14">.0.0</text:span><text:span text:style-name="T15">-beta</text:span><text:span text:style-name="T26">1</text:span><text:span text:style-name="T14"> (</text:span><text:span text:style-name="T33">06</text:span><text:span text:style-name="T32">/</text:span><text:span text:style-name="T33">02</text:span><text:span text:style-name="T32">/2013</text:span><text:span text:style-name="T14">):</text:span></text:p>
      <text:p text:style-name="P17"><text:span text:style-name="T7">New Features</text:span><text:span text:style-name="T3">:</text:span></text:p>
      <text:list xml:id="list388687422" text:continue-list="list3207141443623436982" text:style-name="L5">
        <text:list-item>
          <text:p text:style-name="P84">Added a new Map Battle engine (off by default, enable in the Preferences).</text:p>
        </text:list-item>
        <text:list-item>
          <text:p text:style-name="P84">Changed the music again:</text:p>
        </text:list-item>
        <text:list-item>
          <text:p text:style-name="P131">There are now more music files than before.</text:p>
        </text:list-item>
        <text:list-item>
          <text:p text:style-name="P132">The previous music was replaced with new music.</text:p>
        </text:list-item>
        <text:list-item>
          <text:p text:style-name="P141"><text:span text:style-name="T45">Music changes every 3</text:span><text:span text:style-name="T57">rd</text:span><text:span text:style-name="T45"> tower level, instead of every 9</text:span><text:span text:style-name="T57">th</text:span><text:span text:style-name="T45"> as before.</text:span></text:p>
        </text:list-item>
        <text:list-item>
          <text:p text:style-name="P74">Map battles and window battles have their own music sets.</text:p>
        </text:list-item>
      </text:list>
      <text:p text:style-name="P37"><text:span text:style-name="T8">Bug Fixes</text:span><text:span text:style-name="T3">:</text:span></text:p>
      <text:list xml:id="list1942685023" text:continue-list="list8540232199354380766" text:style-name="L7">
        <text:list-item>
          <text:p text:style-name="P78"><text:span text:style-name="T46">Fixed Item button doing nothing when clicked in </text:span><text:span text:style-name="T47">a window </text:span><text:span text:style-name="T46">battle.</text:span></text:p>
        </text:list-item>
        <text:list-item>
          <text:p text:style-name="P78"><text:span text:style-name="T46">Fixed potential corruption issue by disallowing preferences changes in </text:span><text:span text:style-name="T48">any</text:span><text:span text:style-name="T46"> battle.</text:span></text:p>
        </text:list-item>
      </text:list>
      <text:p text:style-name="P38"><text:span text:style-name="T11">Other Changes</text:span><text:span text:style-name="T3">:</text:span></text:p>
      <text:list xml:id="list136766569" text:continue-numbering="true" text:style-name="L7">
        <text:list-item>
          <text:p text:style-name="P66">Bundled the JRE with the OS X and Windows versions of the game.</text:p>
        </text:list-item>
      </text:list>
      <text:p text:style-name="P1"/>
      <text:p text:style-name="P2">V3.0.<text:span text:style-name="T115">1</text:span> (05/2<text:span text:style-name="T114">8</text:span>/2013):</text:p>
      <text:list xml:id="list599176889" text:continue-list="list388687422" text:style-name="L5">
        <text:list-header>
          <text:p text:style-name="P142"><text:span text:style-name="T76">Bug Fixes</text:span><text:span text:style-name="T74">:</text:span></text:p>
        </text:list-header>
        <text:list-item>
          <text:p text:style-name="P126">Fixed a crash bug in the Preferences.</text:p>
        </text:list-item>
      </text:list>
      <text:p text:style-name="P1"/>
      <text:p text:style-name="P3">V3.0.0 (05/2<text:span text:style-name="T114">8</text:span>/2013):</text:p>
      <text:list xml:id="list586106636" text:continue-numbering="true" text:style-name="L5">
        <text:list-header>
          <text:p text:style-name="P143"><text:span text:style-name="T76">Bug Fixes</text:span><text:span text:style-name="T74">:</text:span></text:p>
        </text:list-header>
        <text:list-item>
          <text:p text:style-name="P127">Fixed Bolts displaying as Bombs in Item Shops.</text:p>
          <text:p text:style-name="P144"><text:span text:style-name="T75">Other Changes</text:span><text:span text:style-name="T74">:</text:span></text:p>
        </text:list-item>
        <text:list-item>
          <text:p text:style-name="P128">Bumped the format version <text:span text:style-name="T113">for characters </text:span>from <text:span text:style-name="T112">2</text:span> to <text:span text:style-name="T112">3</text:span>.</text:p>
        </text:list-item>
        <text:list-item>
          <text:p text:style-name="P129"><text:span text:style-name="T79">Version 2 characters will be auto-upgraded to </text:span><text:span text:style-name="T80">v</text:span><text:span text:style-name="T79">ersion 3 when loaded.</text:span></text:p>
        </text:list-item>
      </text:list>
      <text:p text:style-name="P1"/>
      <text:p text:style-name="P18"><text:soft-page-break/><text:span text:style-name="T14">V</text:span><text:span text:style-name="T31">3</text:span><text:span text:style-name="T14">.0.0</text:span><text:span text:style-name="T15">-beta</text:span><text:span text:style-name="T26">1</text:span><text:span text:style-name="T14"> (</text:span><text:span text:style-name="T32">05/26/2013</text:span><text:span text:style-name="T14">):</text:span></text:p>
      <text:p text:style-name="P18"><text:span text:style-name="T7">New Features</text:span><text:span text:style-name="T3">:</text:span></text:p>
      <text:list xml:id="list2105180106" text:continue-numbering="true" text:style-name="L5">
        <text:list-item>
          <text:p text:style-name="P85">Repurposed Light Gems and Dark Gems as MP restorers / drainers.</text:p>
        </text:list-item>
        <text:list-item>
          <text:p text:style-name="P85">Added auto-opening of Closed Doors.</text:p>
        </text:list-item>
        <text:list-item>
          <text:p text:style-name="P99"><text:span text:style-name="T94">The tower just got MUCH taller! Maximum tower level is now 5</text:span><text:span text:style-name="T95">5</text:span><text:span text:style-name="T94">, instead </text:span><text:span text:style-name="T94">of 19.</text:span></text:p>
        </text:list-item>
        <text:list-item>
          <text:p text:style-name="P86">Added new equipment levels past 18.</text:p>
        </text:list-item>
        <text:list-item>
          <text:p text:style-name="P87">Added new music for exploring and battles.</text:p>
        </text:list-item>
        <text:list-item>
          <text:p text:style-name="P100"><text:span text:style-name="T96">The music </text:span><text:span text:style-name="T97">now </text:span><text:span text:style-name="T96">changes every 9 tower levels climbed.</text:span></text:p>
        </text:list-item>
        <text:list-item>
          <text:p text:style-name="P101"><text:span text:style-name="T98">New combat items </text:span><text:span text:style-name="T99">added</text:span><text:span text:style-name="T98">: Bolt, Potion, and Fireball.</text:span></text:p>
        </text:list-item>
        <text:list-item>
          <text:p text:style-name="P102"><text:span text:style-name="T100">Ropes </text:span><text:span text:style-name="T101">now </text:span><text:span text:style-name="T100">last twice as long.</text:span></text:p>
        </text:list-item>
        <text:list-item>
          <text:p text:style-name="P103"><text:span text:style-name="T102">Bombs </text:span><text:span text:style-name="T103">are now </text:span><text:span text:style-name="T102">stronger </text:span><text:span text:style-name="T104">past level 1, but slightly weaker at level 1</text:span><text:span text:style-name="T102">.</text:span></text:p>
        </text:list-item>
      </text:list>
      <text:p text:style-name="P1"/>
      <text:p text:style-name="P19"><text:span text:style-name="T14">V</text:span><text:span text:style-name="T26">2</text:span><text:span text:style-name="T14">.0.</text:span><text:span text:style-name="T29">1</text:span><text:span text:style-name="T14"> (</text:span><text:span text:style-name="T27">05/</text:span><text:span text:style-name="T29">2</text:span><text:span text:style-name="T30">5</text:span><text:span text:style-name="T27">/2013</text:span><text:span text:style-name="T14">):</text:span></text:p>
      <text:p text:style-name="P8">Bug Fixes:</text:p>
      <text:list xml:id="list1739911213" text:continue-numbering="true" text:style-name="L5">
        <text:list-item>
          <text:p text:style-name="P88"><text:span text:style-name="T108">Fixed an issue where the </text:span><text:span text:style-name="T107">inventory </text:span><text:span text:style-name="T108">was not being reset </text:span><text:span text:style-name="T109">and effects were </text:span><text:span text:style-name="T109">not getting cleared </text:span><text:span text:style-name="T107">after defeating the Boss.</text:span></text:p>
        </text:list-item>
        <text:list-item>
          <text:p text:style-name="P90">Fixed an issue causing effects to not get cleared if a new game was started.</text:p>
        </text:list-item>
        <text:list-item>
          <text:p text:style-name="P91">Fixed an issue causing Buttons on top of Ice to not trigger when stepped on.</text:p>
        </text:list-item>
        <text:list-item>
          <text:p text:style-name="P92"><text:span text:style-name="T110">Fixed an issue causing Shops to </text:span><text:span text:style-name="T111">sometimes </text:span><text:span text:style-name="T110">trigger in the middle of battle.</text:span></text:p>
        </text:list-item>
      </text:list>
      <text:p text:style-name="P20"><text:span text:style-name="T9">Other Changes</text:span><text:span text:style-name="T10">:</text:span></text:p>
      <text:list xml:id="list7229326696432722955" text:style-name="L8">
        <text:list-item>
          <text:p text:style-name="P79"><text:span text:style-name="T55">Cleaned up unnecessary logic </text:span><text:span text:style-name="T56">in various places</text:span><text:span text:style-name="T55">.</text:span></text:p>
        </text:list-item>
      </text:list>
      <text:p text:style-name="P1"/>
      <text:p text:style-name="P21"><text:span text:style-name="T14">V</text:span><text:span text:style-name="T26">2</text:span><text:span text:style-name="T14">.0.0 (</text:span><text:span text:style-name="T27">05/1</text:span><text:span text:style-name="T28">9</text:span><text:span text:style-name="T27">/2013</text:span><text:span text:style-name="T14">):</text:span></text:p>
      <text:p text:style-name="P21"><text:span text:style-name="T7">New Features </text:span><text:span text:style-name="T52">(relative to V2.0.0-beta1)</text:span><text:span text:style-name="T3">:</text:span></text:p>
      <text:list xml:id="list173889688" text:continue-list="list1739911213" text:style-name="L5">
        <text:list-item>
          <text:p text:style-name="P93">Added 5 new larger viewing window sizes: Tiny HD, Small HD, Medium HD, Large HD, and Huge HD.</text:p>
        </text:list-item>
        <text:list-item>
          <text:p text:style-name="P104"><text:span text:style-name="T91">Added logic to selectively enable the viewing window sizes </text:span><text:span text:style-name="T92">beyond Medium </text:span><text:span text:style-name="T91">based on the </text:span><text:span text:style-name="T93">resolution</text:span><text:span text:style-name="T91"> of your monitor.</text:span></text:p>
        </text:list-item>
        <text:list-item>
          <text:p text:style-name="P89">Changed the layout of the Preferences a bit.</text:p>
        </text:list-item>
      </text:list>
      <text:p text:style-name="P1"/>
      <text:p text:style-name="P22"><text:span text:style-name="T14">V</text:span><text:span text:style-name="T26">2</text:span><text:span text:style-name="T14">.0.0</text:span><text:span text:style-name="T15">-beta</text:span><text:span text:style-name="T26">1</text:span><text:span text:style-name="T14"> (</text:span><text:span text:style-name="T27">05/18/2013</text:span><text:span text:style-name="T14">):</text:span></text:p>
      <text:p text:style-name="P23"><text:span text:style-name="T7">New Features</text:span><text:span text:style-name="T3">:</text:span></text:p>
      <text:list xml:id="list1757180292" text:continue-numbering="true" text:style-name="L5">
        <text:list-item>
          <text:p text:style-name="P105"><text:span text:style-name="T88">Added a new Shift+Arrows control key scheme.</text:span><text:span text:style-name="T89"> </text:span><text:span text:style-name="T90">Shift+Enter now makes a </text:span><text:span text:style-name="T90">do-nothing move.</text:span></text:p>
        </text:list-item>
        <text:list-item>
          <text:p text:style-name="P94">Added <text:span text:style-name="T106">Amulets, </text:span>Buttons, Walls Off, and Walls On to the game.</text:p>
        </text:list-item>
      </text:list>
      <text:p text:style-name="P22"><text:span text:style-name="T4">Bug Fixes</text:span><text:span text:style-name="T3">:</text:span></text:p>
      <text:list xml:id="list505008096" text:continue-numbering="true" text:style-name="L5">
        <text:list-item>
          <text:p text:style-name="P106"><text:span text:style-name="T73">Fixed a </text:span><text:span text:style-name="T84">battle bug</text:span><text:span text:style-name="T73"> where battle would continue anyway if the enemy jumped you and killed you with its first move. </text:span><text:span text:style-name="T81">This </text:span><text:span text:style-name="T83">resulted in</text:span><text:span text:style-name="T81"> a</text:span><text:span text:style-name="T82">n unintentional</text:span><text:span text:style-name="T81"> double Game Over.</text:span></text:p>
        </text:list-item>
        <text:list-item>
          <text:p text:style-name="P108">Fixed a battle bug allowing the enemy to act even if your <text:span text:style-name="T105">most recent</text:span> action killed it.</text:p>
        </text:list-item>
        <text:list-item>
          <text:p text:style-name="P109">Fixed a damage bug causing Faith Powered shields to contribute weapon <text:soft-page-break/>damage instead of damage reduction.</text:p>
          <text:p text:style-name="P145"><text:span text:style-name="T75">Other Changes</text:span><text:span text:style-name="T74">:</text:span></text:p>
        </text:list-item>
        <text:list-item>
          <text:p text:style-name="P71">Game Balance Changes:</text:p>
        </text:list-item>
        <text:list-item>
          <text:p text:style-name="P133">Reduced the number of weapon and armor materials from 100 to 20.</text:p>
        </text:list-item>
        <text:list-item>
          <text:p text:style-name="P133">Limited Faith Powers to a maximum of 9 in your own faith only, rather than 9 in all faiths (81 effective maximum).</text:p>
        </text:list-item>
        <text:list-item>
          <text:p text:style-name="P133">Boosted the effects of faith powers.</text:p>
        </text:list-item>
        <text:list-item>
          <text:p text:style-name="P134"><text:span text:style-name="T85">Increased equipment prices </text:span><text:span text:style-name="T87">dramatically</text:span><text:span text:style-name="T85"> </text:span><text:span text:style-name="T86">on the high end; reduced equipment prices slightly on the low end.</text:span></text:p>
        </text:list-item>
        <text:list-item>
          <text:p text:style-name="P135">Changed the way armor reduces the damage you take: Rather than a percentage reduction, it now reduces damage directly.</text:p>
        </text:list-item>
        <text:list-item>
          <text:p text:style-name="P136">Changed the way Faith Powered armor percentage DR works.</text:p>
        </text:list-item>
        <text:list-item>
          <text:p text:style-name="P137">Changed the way Gold won for fights is calculated to make more sense.</text:p>
        </text:list-item>
        <text:list-item>
          <text:p text:style-name="P138">Limited generation rates for some objects.</text:p>
        </text:list-item>
        <text:list-item>
          <text:p text:style-name="P130">Format Version Changes:</text:p>
        </text:list-item>
        <text:list-item>
          <text:p text:style-name="P139">Bumped the format version of character files and saved games from 1 to 2.</text:p>
        </text:list-item>
        <text:list-item>
          <text:p text:style-name="P140"><text:span text:style-name="T77">Version 2 format saved games and character files are incompatible with Version 1 </text:span><text:span text:style-name="T78">format files</text:span><text:span text:style-name="T77">, due to the game balance changes.</text:span></text:p>
        </text:list-item>
      </text:list>
      <text:p text:style-name="P1"/>
      <text:p text:style-name="P24"><text:span text:style-name="T14">V1.</text:span><text:span text:style-name="T22">0</text:span><text:span text:style-name="T14">.</text:span><text:span text:style-name="T22">1</text:span><text:span text:style-name="T14"> (</text:span><text:span text:style-name="T23">05/1</text:span><text:span text:style-name="T25">2</text:span><text:span text:style-name="T23">/2013</text:span><text:span text:style-name="T14">):</text:span></text:p>
      <text:p text:style-name="P24"><text:span text:style-name="T54">Other Changes</text:span><text:span text:style-name="T53">:</text:span></text:p>
      <text:list xml:id="list1484810610785403447" text:style-name="L9">
        <text:list-item>
          <text:p text:style-name="P95">Renumbered V1.0.1-beta2 to V1.0.1 stable.</text:p>
        </text:list-item>
      </text:list>
      <text:p text:style-name="P1"/>
      <text:p text:style-name="P25"><text:span text:style-name="T14">V1.</text:span><text:span text:style-name="T22">0</text:span><text:span text:style-name="T14">.</text:span><text:span text:style-name="T22">1</text:span><text:span text:style-name="T21">-beta</text:span><text:span text:style-name="T24">2</text:span><text:span text:style-name="T14"> (</text:span><text:span text:style-name="T23">05/1</text:span><text:span text:style-name="T25">2</text:span><text:span text:style-name="T23">/2013</text:span><text:span text:style-name="T14">):</text:span></text:p>
      <text:p text:style-name="P25"><text:span text:style-name="T4">Bug Fixes</text:span><text:span text:style-name="T53">:</text:span></text:p>
      <text:list xml:id="list586650524" text:continue-numbering="true" text:style-name="L9">
        <text:list-item>
          <text:p text:style-name="P96">Fixed a saved object / potential crash bug.</text:p>
        </text:list-item>
        <text:list-item>
          <text:p text:style-name="P97">Fixed a bug with perfect bonus gold going negative.</text:p>
        </text:list-item>
        <text:list-item>
          <text:p text:style-name="P97">Fixed color visibility and duplicate color bugs.</text:p>
        </text:list-item>
      </text:list>
      <text:p text:style-name="P1"/>
      <text:p text:style-name="P26"><text:span text:style-name="T14">V1.</text:span><text:span text:style-name="T22">0</text:span><text:span text:style-name="T14">.</text:span><text:span text:style-name="T22">1</text:span><text:span text:style-name="T21">-beta1</text:span><text:span text:style-name="T14"> (</text:span><text:span text:style-name="T23">05/11/2013</text:span><text:span text:style-name="T14">):</text:span></text:p>
      <text:p text:style-name="P27"><text:span text:style-name="T4">Bug Fixes</text:span><text:span text:style-name="T53">:</text:span></text:p>
      <text:list xml:id="list508887487" text:continue-numbering="true" text:style-name="L9">
        <text:list-item>
          <text:p text:style-name="P98">Fixed a crashing bug that happened when changing the viewing window size before a game was underway.</text:p>
        </text:list-item>
        <text:list-item>
          <text:p text:style-name="P98">Fixed a bug causing the game viewing window to reset itself every time the preferences were invoked.</text:p>
        </text:list-item>
      </text:list>
      <text:p text:style-name="P26"><text:span text:style-name="T6">Other Changes</text:span><text:span text:style-name="T3">:</text:span></text:p>
      <text:list xml:id="list3651747160911754265" text:style-name="L10">
        <text:list-item>
          <text:p text:style-name="P110">Removed two unused libraries.</text:p>
        </text:list-item>
        <text:list-item>
          <text:p text:style-name="P111">Cleaned up internally.</text:p>
        </text:list-item>
        <text:list-item>
          <text:p text:style-name="P112"><text:span text:style-name="T71">Removed the compile time Debug Mode flag </text:span><text:span text:style-name="T72">completely.</text:span></text:p>
        </text:list-item>
      </text:list>
      <text:p text:style-name="P1"/>
      <text:p text:style-name="P28"><text:span text:style-name="T14">V1.0.0 (</text:span><text:span text:style-name="T17">0</text:span><text:span text:style-name="T18">5</text:span><text:span text:style-name="T17">/</text:span><text:span text:style-name="T18">0</text:span><text:span text:style-name="T20">6</text:span><text:span text:style-name="T17">/2013</text:span><text:span text:style-name="T14">):</text:span></text:p>
      <text:p text:style-name="P9">New Features:</text:p>
      <text:list xml:id="list1972514149048612098" text:style-name="L11">
        <text:list-item>
          <text:p text:style-name="P67"><text:soft-page-break/>Initial stable release.</text:p>
        </text:list-item>
      </text:list>
      <text:p text:style-name="P28"><text:span text:style-name="T4">Bug Fixes </text:span><text:span text:style-name="T50">(</text:span><text:span text:style-name="T51">relative to</text:span><text:span text:style-name="T50"> V1.0.0-beta4)</text:span><text:span text:style-name="T3">:</text:span></text:p>
      <text:list xml:id="list1363065651" text:continue-list="list508887487" text:style-name="L9">
        <text:list-item>
          <text:p text:style-name="P113"><text:span text:style-name="T70">Added some defensive error trapping</text:span><text:span text:style-name="T70">.</text:span></text:p>
        </text:list-item>
        <text:list-item>
          <text:p text:style-name="P117">Removed code that sets an unused setting.</text:p>
        </text:list-item>
        <text:list-item>
          <text:p text:style-name="P118">Removed useless lines of code.</text:p>
        </text:list-item>
      </text:list>
      <text:p text:style-name="P1"/>
      <text:p text:style-name="P29"><text:span text:style-name="T14">V1.0.0</text:span><text:span text:style-name="T15">-beta</text:span><text:span text:style-name="T19">4</text:span><text:span text:style-name="T14"> (</text:span><text:span text:style-name="T17">0</text:span><text:span text:style-name="T18">5</text:span><text:span text:style-name="T17">/</text:span><text:span text:style-name="T18">0</text:span><text:span text:style-name="T19">5</text:span><text:span text:style-name="T17">/2013</text:span><text:span text:style-name="T14">):</text:span></text:p>
      <text:p text:style-name="P10">New Features:</text:p>
      <text:list xml:id="list1607287804" text:continue-list="list1972514149048612098" text:style-name="L11">
        <text:list-item>
          <text:p text:style-name="P68">New music for the final battle.</text:p>
        </text:list-item>
      </text:list>
      <text:p text:style-name="P29"><text:span text:style-name="T4">Bug Fixes</text:span><text:span text:style-name="T3">:</text:span></text:p>
      <text:list xml:id="list370056135490190289" text:style-name="L12">
        <text:list-item>
          <text:p text:style-name="P107">Fixed a variety of code issues identified with FindBugs.</text:p>
        </text:list-item>
        <text:list-item>
          <text:p text:style-name="P119">Fixed fumbles hurting for 10 times more damage than intended.</text:p>
        </text:list-item>
        <text:list-item>
          <text:p text:style-name="P120"><text:span text:style-name="T59">Fixed boss kills allowing character changes </text:span><text:span text:style-name="T60">besides spending points</text:span><text:span text:style-name="T59">.</text:span></text:p>
        </text:list-item>
        <text:list-item>
          <text:p text:style-name="P114">Fixed warp traps not warping.</text:p>
        </text:list-item>
        <text:list-item>
          <text:p text:style-name="P122">Fixed nonsensical spells <text:span text:style-name="T66">(NOTE: Saved games will still work, </text:span><text:span text:style-name="T68">though y</text:span><text:span text:style-name="T66">our spell names and functions </text:span><text:span text:style-name="T67">may</text:span><text:span text:style-name="T66"> change</text:span><text:span text:style-name="T66">).</text:span></text:p>
        </text:list-item>
        <text:list-item>
          <text:p text:style-name="P115"><text:span text:style-name="T61">Fixed the scaling mechanism, </text:span><text:span text:style-name="T62">which was making </text:span><text:span text:style-name="T69">the final battle</text:span><text:span text:style-name="T62"> too easy </text:span><text:span text:style-name="T63">before.</text:span></text:p>
        </text:list-item>
        <text:list-item>
          <text:p text:style-name="P116"><text:span text:style-name="T64">Fixed the viewing window not properly updating when the Preferences </text:span><text:span text:style-name="T64">were changed </text:span><text:span text:style-name="T65">while a game was active.</text:span></text:p>
        </text:list-item>
      </text:list>
      <text:p text:style-name="P1"/>
      <text:p text:style-name="P30"><text:span text:style-name="T14">V1.0.0</text:span><text:span text:style-name="T15">-beta</text:span><text:span text:style-name="T18">3</text:span><text:span text:style-name="T14"> (</text:span><text:span text:style-name="T17">0</text:span><text:span text:style-name="T18">5</text:span><text:span text:style-name="T17">/</text:span><text:span text:style-name="T18">0</text:span><text:span text:style-name="T19">4</text:span><text:span text:style-name="T17">/2013</text:span><text:span text:style-name="T14">):</text:span></text:p>
      <text:p text:style-name="P30"><text:span text:style-name="T4">Bug Fixes</text:span><text:span text:style-name="T3">:</text:span></text:p>
      <text:list xml:id="list260280211" text:continue-numbering="true" text:style-name="L12">
        <text:list-item>
          <text:p text:style-name="P123">Fixed <text:span text:style-name="T58">the known issue in beta 2 that caused the battle window to not </text:span><text:span text:style-name="T58">display.</text:span></text:p>
        </text:list-item>
        <text:list-item>
          <text:p text:style-name="P125">Fixed saved game handling.</text:p>
        </text:list-item>
        <text:list-item>
          <text:p text:style-name="P121">Fixed a bug causing the game to get stuck in an infinite movement loop while battle was in progress.</text:p>
        </text:list-item>
      </text:list>
      <text:p text:style-name="P4"/>
      <text:p text:style-name="P31"><text:span text:style-name="T14">V1.0.0</text:span><text:span text:style-name="T15">-beta</text:span><text:span text:style-name="T16">2</text:span><text:span text:style-name="T14"> (</text:span><text:span text:style-name="T17">04/22/2013</text:span><text:span text:style-name="T14">):</text:span></text:p>
      <text:p text:style-name="P11">New Features:</text:p>
      <text:list xml:id="list2023754981" text:continue-list="list1607287804" text:style-name="L11">
        <text:list-item>
          <text:p text:style-name="P69">Bigger images!</text:p>
        </text:list-item>
      </text:list>
      <text:p text:style-name="P31"><text:span text:style-name="T4">Bug Fixes</text:span><text:span text:style-name="T3">:</text:span></text:p>
      <text:list xml:id="list5479318917693060293" text:style-name="L13">
        <text:list-item>
          <text:p text:style-name="P124">Fixed a bug where nothing displayed if the viewing window size was changed while playing.</text:p>
        </text:list-item>
      </text:list>
      <text:p text:style-name="P32"><text:span text:style-name="T5">Known Issues</text:span><text:span text:style-name="T3">:</text:span></text:p>
      <text:list xml:id="list7450712028749866191" text:style-name="L14">
        <text:list-item>
          <text:p text:style-name="P70">Sometimes, when you enter battle, the battle window never displays.</text:p>
        </text:list-item>
      </text:list>
      <text:p text:style-name="P1"/>
      <text:p text:style-name="P15"><text:span text:style-name="T14">V1.0.0</text:span><text:span text:style-name="T15">-beta1</text:span><text:span text:style-name="T14"> (</text:span><text:span text:style-name="T15">04/21/2013</text:span><text:span text:style-name="T14">):</text:span></text:p>
      <text:p text:style-name="P7">New Features:</text:p>
      <text:list xml:id="list1004299088523542539" text:style-name="L15">
        <text:list-item>
          <text:p text:style-name="P80"><text:span text:style-name="T43">Initial </text:span><text:span text:style-name="T44">beta </text:span><text:span text:style-name="T43">relea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zer5D Version History</dc:title>
    <meta:initial-creator>esahnell</meta:initial-creator>
    <dc:date>2013-07-14T10:55:03</dc:date>
    <meta:generator>LibreOffice/4.0.3.3$MacOSX_x86 LibreOffice_project/0eaa50a932c8f2199a615e1eb30f7ac74279539</meta:generator>
    <meta:editing-duration>PT6H58M1S</meta:editing-duration>
    <meta:editing-cycles>173</meta:editing-cycles>
    <meta:document-statistic meta:table-count="0" meta:image-count="0" meta:object-count="0" meta:page-count="5" meta:paragraph-count="162" meta:word-count="1360" meta:character-count="7749" meta:non-whitespace-character-count="6658"/>
  </office:meta>
</office:document-meta>
</file>